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officeooo:rsid="04742538" officeooo:paragraph-rsid="066c75ac"/>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Text_20_body">
      <style:text-properties officeooo:rsid="03ab3f00" officeooo:paragraph-rsid="0669e1cb"/>
    </style:style>
    <style:style style:name="P92" style:family="paragraph" style:parent-style-name="Text_20_body">
      <style:text-properties officeooo:paragraph-rsid="066c75ac"/>
    </style:style>
    <style:style style:name="P93" style:family="paragraph" style:parent-style-name="Footnote">
      <style:text-properties officeooo:rsid="00cd182e" officeooo:paragraph-rsid="00cd182e"/>
    </style:style>
    <style:style style:name="P94" style:family="paragraph" style:parent-style-name="Footnote">
      <style:text-properties officeooo:rsid="02085db8" officeooo:paragraph-rsid="02085db8"/>
    </style:style>
    <style:style style:name="P95" style:family="paragraph" style:parent-style-name="Footnote">
      <style:text-properties officeooo:rsid="03657a1c" officeooo:paragraph-rsid="03657a1c"/>
    </style:style>
    <style:style style:name="P96" style:family="paragraph" style:parent-style-name="Footnote">
      <style:text-properties officeooo:rsid="036742e5" officeooo:paragraph-rsid="036742e5"/>
    </style:style>
    <style:style style:name="P97" style:family="paragraph" style:parent-style-name="Footnote">
      <style:text-properties officeooo:rsid="050b1c6f" officeooo:paragraph-rsid="050b1c6f"/>
    </style:style>
    <style:style style:name="P98" style:family="paragraph" style:parent-style-name="Footnote">
      <style:text-properties officeooo:rsid="05157c64" officeooo:paragraph-rsid="05157c64"/>
    </style:style>
    <style:style style:name="P99" style:family="paragraph" style:parent-style-name="Footnote">
      <style:text-properties officeooo:rsid="052532bc" officeooo:paragraph-rsid="052532bc"/>
    </style:style>
    <style:style style:name="P100" style:family="paragraph" style:parent-style-name="Footnote">
      <style:text-properties officeooo:rsid="05a9a5db" officeooo:paragraph-rsid="05a9a5db"/>
    </style:style>
    <style:style style:name="P101" style:family="paragraph" style:parent-style-name="Footnote">
      <style:text-properties officeooo:rsid="05f50f96" officeooo:paragraph-rsid="05f50f96"/>
    </style:style>
    <style:style style:name="P102" style:family="paragraph" style:parent-style-name="Footnote">
      <style:text-properties officeooo:paragraph-rsid="061484a2"/>
    </style:style>
    <style:style style:name="P103" style:family="paragraph" style:parent-style-name="Footnote">
      <style:text-properties officeooo:rsid="065eddb6" officeooo:paragraph-rsid="065eddb6"/>
    </style:style>
    <style:style style:name="P104" style:family="paragraph" style:parent-style-name="Author_20_Bio">
      <style:text-properties officeooo:rsid="022622bf" officeooo:paragraph-rsid="022622bf"/>
    </style:style>
    <style:style style:name="P105" style:family="paragraph" style:parent-style-name="Author_20_Bio">
      <style:text-properties officeooo:rsid="022622bf" officeooo:paragraph-rsid="057d4f1e"/>
    </style:style>
    <style:style style:name="P106" style:family="paragraph" style:parent-style-name="Author_20_Bio">
      <style:paragraph-properties fo:text-align="center" style:justify-single-word="false"/>
    </style:style>
    <style:style style:name="P107" style:family="paragraph" style:parent-style-name="Author_20_Bio">
      <style:text-properties officeooo:rsid="0383a956" officeooo:paragraph-rsid="04ea9696"/>
    </style:style>
    <style:style style:name="P108" style:family="paragraph" style:parent-style-name="Author_20_Bio">
      <style:text-properties officeooo:rsid="0383a956" officeooo:paragraph-rsid="04f45378"/>
    </style:style>
    <style:style style:name="P109" style:family="paragraph" style:parent-style-name="Author_20_Bio">
      <style:text-properties officeooo:rsid="0383a956" officeooo:paragraph-rsid="04f788f4"/>
    </style:style>
    <style:style style:name="P110" style:family="paragraph" style:parent-style-name="Author_20_Bio">
      <style:text-properties officeooo:rsid="0383a956" officeooo:paragraph-rsid="0500c219"/>
    </style:style>
    <style:style style:name="P111" style:family="paragraph" style:parent-style-name="Author_20_Bio">
      <style:text-properties officeooo:rsid="0383a956" officeooo:paragraph-rsid="0503b664"/>
    </style:style>
    <style:style style:name="P112" style:family="paragraph" style:parent-style-name="Author_20_Bio">
      <style:text-properties officeooo:rsid="0383a956" officeooo:paragraph-rsid="050fdc74"/>
    </style:style>
    <style:style style:name="P113" style:family="paragraph" style:parent-style-name="Author_20_Bio">
      <style:text-properties officeooo:rsid="0383a956" officeooo:paragraph-rsid="051ff050"/>
    </style:style>
    <style:style style:name="P114" style:family="paragraph" style:parent-style-name="Author_20_Bio">
      <style:text-properties officeooo:rsid="0383a956" officeooo:paragraph-rsid="05370cfe"/>
    </style:style>
    <style:style style:name="P115" style:family="paragraph" style:parent-style-name="Author_20_Bio">
      <style:text-properties officeooo:rsid="0383a956" officeooo:paragraph-rsid="054e6e37"/>
    </style:style>
    <style:style style:name="P116" style:family="paragraph" style:parent-style-name="Author_20_Bio">
      <style:text-properties officeooo:rsid="0383a956" officeooo:paragraph-rsid="0551aec0"/>
    </style:style>
    <style:style style:name="P117" style:family="paragraph" style:parent-style-name="Author_20_Bio">
      <style:text-properties officeooo:rsid="0383a956" officeooo:paragraph-rsid="0555d78a"/>
    </style:style>
    <style:style style:name="P118" style:family="paragraph" style:parent-style-name="Author_20_Bio">
      <style:text-properties officeooo:rsid="0383a956" officeooo:paragraph-rsid="055e9bcf"/>
    </style:style>
    <style:style style:name="P119" style:family="paragraph" style:parent-style-name="Author_20_Bio">
      <style:text-properties officeooo:rsid="0383a956" officeooo:paragraph-rsid="05c4de7c"/>
    </style:style>
    <style:style style:name="P120" style:family="paragraph" style:parent-style-name="Author_20_Bio">
      <style:text-properties officeooo:rsid="0383a956" officeooo:paragraph-rsid="04d154ea"/>
    </style:style>
    <style:style style:name="P121" style:family="paragraph" style:parent-style-name="Author_20_Bio">
      <style:text-properties officeooo:rsid="0383a956" officeooo:paragraph-rsid="05791b4c"/>
    </style:style>
    <style:style style:name="P122" style:family="paragraph" style:parent-style-name="Author_20_Bio">
      <style:text-properties officeooo:rsid="032c322a" officeooo:paragraph-rsid="04d4d527"/>
    </style:style>
    <style:style style:name="P123" style:family="paragraph" style:parent-style-name="Author_20_Bio">
      <style:paragraph-properties fo:text-align="end" style:justify-single-word="false"/>
      <style:text-properties officeooo:paragraph-rsid="04d53a08"/>
    </style:style>
    <style:style style:name="P124" style:family="paragraph" style:parent-style-name="Author_20_Bio">
      <style:text-properties officeooo:rsid="03693d3b" officeooo:paragraph-rsid="03693d3b"/>
    </style:style>
    <style:style style:name="P125" style:family="paragraph" style:parent-style-name="Author_20_Bio">
      <style:text-properties officeooo:rsid="05626225" officeooo:paragraph-rsid="05626225"/>
    </style:style>
    <style:style style:name="P126" style:family="paragraph" style:parent-style-name="Author_20_Bio">
      <style:text-properties officeooo:rsid="05066342" officeooo:paragraph-rsid="0519c5f5"/>
    </style:style>
    <style:style style:name="P127" style:family="paragraph" style:parent-style-name="Author_20_Bio">
      <style:text-properties officeooo:paragraph-rsid="04d4d527"/>
    </style:style>
    <style:style style:name="P128" style:family="paragraph" style:parent-style-name="Author_20_Bio">
      <style:text-properties officeooo:rsid="05cc4fd5" officeooo:paragraph-rsid="05cc4fd5"/>
    </style:style>
    <style:style style:name="P129" style:family="paragraph" style:parent-style-name="Author_20_Bio">
      <style:text-properties officeooo:rsid="03ab3f00" officeooo:paragraph-rsid="03ab3f00"/>
    </style:style>
    <style:style style:name="P130" style:family="paragraph" style:parent-style-name="Author_20_Bio">
      <style:text-properties officeooo:rsid="0403290d" officeooo:paragraph-rsid="05e8cf1b"/>
    </style:style>
    <style:style style:name="P131" style:family="paragraph" style:parent-style-name="Author_20_Bio">
      <style:text-properties officeooo:rsid="0403290d" officeooo:paragraph-rsid="05edba65"/>
    </style:style>
    <style:style style:name="P132" style:family="paragraph" style:parent-style-name="Text_20_body">
      <style:paragraph-properties fo:text-align="start" style:justify-single-word="false" style:writing-mode="page"/>
    </style:style>
    <style:style style:name="P133" style:family="paragraph" style:parent-style-name="Text_20_body">
      <style:paragraph-properties fo:text-align="start" style:justify-single-word="false" style:writing-mode="page"/>
      <style:text-properties officeooo:rsid="04e14992" officeooo:paragraph-rsid="04e14992"/>
    </style:style>
    <style:style style:name="P134" style:family="paragraph" style:parent-style-name="Text_20_body">
      <style:paragraph-properties fo:text-align="start" style:justify-single-word="false" style:writing-mode="page"/>
      <style:text-properties officeooo:rsid="04f9166f" officeooo:paragraph-rsid="04f9166f"/>
    </style:style>
    <style:style style:name="P135" style:family="paragraph" style:parent-style-name="Text_20_body">
      <style:paragraph-properties fo:text-align="start" style:justify-single-word="false" style:writing-mode="page"/>
      <style:text-properties officeooo:rsid="04ffc269" officeooo:paragraph-rsid="04ffc269"/>
    </style:style>
    <style:style style:name="P136" style:family="paragraph" style:parent-style-name="Text_20_body">
      <style:paragraph-properties fo:text-align="start" style:justify-single-word="false" style:writing-mode="page"/>
      <style:text-properties officeooo:rsid="05033305" officeooo:paragraph-rsid="05033305"/>
    </style:style>
    <style:style style:name="P137" style:family="paragraph" style:parent-style-name="Text_20_body">
      <style:paragraph-properties fo:text-align="start" style:justify-single-word="false" style:writing-mode="page"/>
      <style:text-properties officeooo:rsid="04faa85d" officeooo:paragraph-rsid="04faa85d"/>
    </style:style>
    <style:style style:name="P138" style:family="paragraph" style:parent-style-name="Text_20_body">
      <style:paragraph-properties fo:text-align="start" style:justify-single-word="false" style:writing-mode="page"/>
      <style:text-properties officeooo:rsid="04ef8f77" officeooo:paragraph-rsid="04ef8f77"/>
    </style:style>
    <style:style style:name="P139" style:family="paragraph" style:parent-style-name="Text_20_body">
      <style:paragraph-properties fo:text-align="start" style:justify-single-word="false" style:writing-mode="page"/>
      <style:text-properties officeooo:rsid="05086201" officeooo:paragraph-rsid="05086201"/>
    </style:style>
    <style:style style:name="P140" style:family="paragraph" style:parent-style-name="Text_20_body">
      <style:paragraph-properties fo:text-align="start" style:justify-single-word="false" style:writing-mode="page"/>
      <style:text-properties officeooo:rsid="04e1b898" officeooo:paragraph-rsid="04e1b898"/>
    </style:style>
    <style:style style:name="P141" style:family="paragraph" style:parent-style-name="Text_20_body">
      <style:paragraph-properties fo:text-align="start" style:justify-single-word="false" style:writing-mode="page"/>
      <style:text-properties officeooo:rsid="0566f9fa" officeooo:paragraph-rsid="0566f9fa"/>
    </style:style>
    <style:style style:name="P142" style:family="paragraph" style:parent-style-name="Front_20_Heading_20_1">
      <style:text-properties officeooo:paragraph-rsid="02132a17"/>
    </style:style>
    <style:style style:name="P143" style:family="paragraph" style:parent-style-name="First_20_Paragraph">
      <style:text-properties officeooo:rsid="03657a1c" officeooo:paragraph-rsid="03657a1c"/>
    </style:style>
    <style:style style:name="P144" style:family="paragraph" style:parent-style-name="First_20_Paragraph">
      <style:text-properties officeooo:rsid="03ab3f00" officeooo:paragraph-rsid="03ab3f00"/>
    </style:style>
    <style:style style:name="P145" style:family="paragraph" style:parent-style-name="First_20_Paragraph">
      <style:text-properties officeooo:rsid="0382a284" officeooo:paragraph-rsid="04d154ea"/>
    </style:style>
    <style:style style:name="P146" style:family="paragraph" style:parent-style-name="First_20_Paragraph">
      <style:text-properties officeooo:rsid="0382a284" officeooo:paragraph-rsid="04ea9696"/>
    </style:style>
    <style:style style:name="P147" style:family="paragraph" style:parent-style-name="First_20_Paragraph">
      <style:text-properties officeooo:rsid="0382a284" officeooo:paragraph-rsid="04f45378"/>
    </style:style>
    <style:style style:name="P148" style:family="paragraph" style:parent-style-name="First_20_Paragraph">
      <style:text-properties officeooo:rsid="0382a284" officeooo:paragraph-rsid="04f788f4"/>
    </style:style>
    <style:style style:name="P149" style:family="paragraph" style:parent-style-name="First_20_Paragraph">
      <style:text-properties officeooo:rsid="0382a284" officeooo:paragraph-rsid="0500c219"/>
    </style:style>
    <style:style style:name="P150" style:family="paragraph" style:parent-style-name="First_20_Paragraph">
      <style:text-properties officeooo:rsid="0382a284" officeooo:paragraph-rsid="0503b664"/>
    </style:style>
    <style:style style:name="P151" style:family="paragraph" style:parent-style-name="First_20_Paragraph">
      <style:text-properties officeooo:rsid="0382a284" officeooo:paragraph-rsid="050fdc74"/>
    </style:style>
    <style:style style:name="P152" style:family="paragraph" style:parent-style-name="First_20_Paragraph">
      <style:text-properties officeooo:rsid="0382a284" officeooo:paragraph-rsid="0519c5f5"/>
    </style:style>
    <style:style style:name="P153" style:family="paragraph" style:parent-style-name="First_20_Paragraph">
      <style:text-properties officeooo:rsid="0382a284" officeooo:paragraph-rsid="051ff050"/>
    </style:style>
    <style:style style:name="P154" style:family="paragraph" style:parent-style-name="First_20_Paragraph">
      <style:paragraph-properties>
        <style:drop-cap style:lines="2" style:length="2" style:distance="0.0799in"/>
      </style:paragraph-properties>
      <style:text-properties officeooo:rsid="0382a284" officeooo:paragraph-rsid="050fdc74"/>
    </style:style>
    <style:style style:name="P155" style:family="paragraph" style:parent-style-name="First_20_Paragraph">
      <style:text-properties officeooo:rsid="0382a284" officeooo:paragraph-rsid="053c235a"/>
    </style:style>
    <style:style style:name="P156" style:family="paragraph" style:parent-style-name="First_20_Paragraph">
      <style:text-properties officeooo:rsid="0382a284" officeooo:paragraph-rsid="0551aec0"/>
    </style:style>
    <style:style style:name="P157" style:family="paragraph" style:parent-style-name="First_20_Paragraph">
      <style:text-properties officeooo:rsid="0382a284" officeooo:paragraph-rsid="05a80fb1"/>
    </style:style>
    <style:style style:name="P158" style:family="paragraph" style:parent-style-name="First_20_Paragraph">
      <style:text-properties officeooo:rsid="04742538" officeooo:paragraph-rsid="04742538"/>
    </style:style>
    <style:style style:name="P159" style:family="paragraph" style:parent-style-name="First_20_Paragraph">
      <style:text-properties officeooo:rsid="04742538" officeooo:paragraph-rsid="057d4f1e"/>
    </style:style>
    <style:style style:name="P160" style:family="paragraph" style:parent-style-name="First_20_Paragraph">
      <style:text-properties officeooo:paragraph-rsid="04d4d527"/>
    </style:style>
    <style:style style:name="P161" style:family="paragraph" style:parent-style-name="First_20_Paragraph">
      <style:text-properties officeooo:rsid="0399cdc9" officeooo:paragraph-rsid="05e8cf1b"/>
    </style:style>
    <style:style style:name="P162" style:family="paragraph" style:parent-style-name="First_20_Paragraph">
      <style:text-properties officeooo:rsid="0399cdc9" officeooo:paragraph-rsid="05edba65"/>
    </style:style>
    <style:style style:name="P163" style:family="paragraph" style:parent-style-name="Byline">
      <style:text-properties officeooo:rsid="03657a1c" officeooo:paragraph-rsid="03657a1c"/>
    </style:style>
    <style:style style:name="P164" style:family="paragraph" style:parent-style-name="Byline">
      <style:text-properties officeooo:rsid="03ab3f00" officeooo:paragraph-rsid="03ab3f00"/>
    </style:style>
    <style:style style:name="P165" style:family="paragraph" style:parent-style-name="Byline">
      <style:text-properties officeooo:rsid="04cc89ac" officeooo:paragraph-rsid="04cc89ac"/>
    </style:style>
    <style:style style:name="P166" style:family="paragraph" style:parent-style-name="Byline">
      <style:text-properties officeooo:rsid="04cc89ac" officeooo:paragraph-rsid="04f45378"/>
    </style:style>
    <style:style style:name="P167" style:family="paragraph" style:parent-style-name="Byline">
      <style:text-properties officeooo:rsid="04cc89ac" officeooo:paragraph-rsid="0503b664"/>
    </style:style>
    <style:style style:name="P168" style:family="paragraph" style:parent-style-name="Byline">
      <style:text-properties officeooo:rsid="04cc89ac" officeooo:paragraph-rsid="050fdc74"/>
    </style:style>
    <style:style style:name="P169" style:family="paragraph" style:parent-style-name="Byline">
      <style:text-properties officeooo:rsid="04cc89ac" officeooo:paragraph-rsid="0519c5f5"/>
    </style:style>
    <style:style style:name="P170" style:family="paragraph" style:parent-style-name="Byline">
      <style:text-properties officeooo:rsid="04cc89ac" officeooo:paragraph-rsid="051ff050"/>
    </style:style>
    <style:style style:name="P171" style:family="paragraph" style:parent-style-name="Byline">
      <style:text-properties officeooo:rsid="04cc89ac" officeooo:paragraph-rsid="0551aec0"/>
    </style:style>
    <style:style style:name="P172" style:family="paragraph" style:parent-style-name="Byline">
      <style:text-properties officeooo:rsid="04cc89ac" officeooo:paragraph-rsid="05791b4c"/>
    </style:style>
    <style:style style:name="P173" style:family="paragraph" style:parent-style-name="Byline">
      <style:text-properties officeooo:rsid="04cc89ac" officeooo:paragraph-rsid="05edba65"/>
    </style:style>
    <style:style style:name="P174" style:family="paragraph" style:parent-style-name="Byline">
      <style:text-properties officeooo:rsid="04cda9f6" officeooo:paragraph-rsid="04d4d527"/>
    </style:style>
    <style:style style:name="P175" style:family="paragraph" style:parent-style-name="Byline">
      <style:text-properties officeooo:paragraph-rsid="04d53a08"/>
    </style:style>
    <style:style style:name="P176" style:family="paragraph" style:parent-style-name="Byline">
      <style:text-properties officeooo:rsid="04ea9696" officeooo:paragraph-rsid="04ea9696"/>
    </style:style>
    <style:style style:name="P177" style:family="paragraph" style:parent-style-name="Byline">
      <style:text-properties officeooo:rsid="04f45378" officeooo:paragraph-rsid="04f45378"/>
    </style:style>
    <style:style style:name="P178" style:family="paragraph" style:parent-style-name="Byline">
      <style:text-properties officeooo:rsid="0500c219" officeooo:paragraph-rsid="0500c219"/>
    </style:style>
    <style:style style:name="P179" style:family="paragraph" style:parent-style-name="Byline">
      <style:text-properties officeooo:rsid="050b1c6f" officeooo:paragraph-rsid="050b1c6f"/>
    </style:style>
    <style:style style:name="P180" style:family="paragraph" style:parent-style-name="Byline">
      <style:text-properties officeooo:rsid="051556a3" officeooo:paragraph-rsid="051556a3"/>
    </style:style>
    <style:style style:name="P181" style:family="paragraph" style:parent-style-name="Byline">
      <style:text-properties officeooo:rsid="051ff050" officeooo:paragraph-rsid="051ff050"/>
    </style:style>
    <style:style style:name="P182" style:family="paragraph" style:parent-style-name="Byline">
      <style:text-properties officeooo:rsid="054e6e37" officeooo:paragraph-rsid="054e6e37"/>
    </style:style>
    <style:style style:name="P183" style:family="paragraph" style:parent-style-name="Byline">
      <style:text-properties officeooo:rsid="0551aec0" officeooo:paragraph-rsid="0551aec0"/>
    </style:style>
    <style:style style:name="P184" style:family="paragraph" style:parent-style-name="Byline">
      <style:text-properties officeooo:rsid="05626225" officeooo:paragraph-rsid="05626225"/>
    </style:style>
    <style:style style:name="P185" style:family="paragraph" style:parent-style-name="Byline">
      <style:text-properties officeooo:rsid="05a7661f" officeooo:paragraph-rsid="05a7661f"/>
    </style:style>
    <style:style style:name="P186" style:family="paragraph" style:parent-style-name="Byline">
      <style:text-properties officeooo:rsid="05a7661f" officeooo:paragraph-rsid="05a80fb1"/>
    </style:style>
    <style:style style:name="P187" style:family="paragraph" style:parent-style-name="Byline">
      <style:text-properties officeooo:rsid="05ca5d5b" officeooo:paragraph-rsid="05ca5d5b"/>
    </style:style>
    <style:style style:name="P188" style:family="paragraph" style:parent-style-name="Byline">
      <style:text-properties officeooo:rsid="05e8cf1b" officeooo:paragraph-rsid="04cb54e9"/>
    </style:style>
    <style:style style:name="P189" style:family="paragraph" style:parent-style-name="Byline">
      <style:text-properties officeooo:rsid="05e9da61" officeooo:paragraph-rsid="05e9da61"/>
    </style:style>
    <style:style style:name="P190" style:family="paragraph" style:parent-style-name="Byline">
      <style:text-properties officeooo:rsid="065edd66" officeooo:paragraph-rsid="065edd66"/>
    </style:style>
    <style:style style:name="P191" style:family="paragraph" style:parent-style-name="Callout">
      <style:text-properties officeooo:paragraph-rsid="03657a1c"/>
    </style:style>
    <style:style style:name="P192" style:family="paragraph" style:parent-style-name="Callout">
      <style:text-properties officeooo:paragraph-rsid="03ab3f00"/>
    </style:style>
    <style:style style:name="P193" style:family="paragraph" style:parent-style-name="Callout">
      <style:text-properties officeooo:paragraph-rsid="04d4d527"/>
    </style:style>
    <style:style style:name="P194" style:family="paragraph" style:parent-style-name="Table_20_Contents">
      <style:text-properties fo:font-weight="bold" officeooo:rsid="03658744" officeooo:paragraph-rsid="03658744" style:font-weight-asian="bold" style:font-weight-complex="bold"/>
    </style:style>
    <style:style style:name="P195" style:family="paragraph" style:parent-style-name="Table_20_Contents">
      <style:text-properties officeooo:rsid="04a337ba" officeooo:paragraph-rsid="04cb54e9"/>
    </style:style>
    <style:style style:name="P196" style:family="paragraph" style:parent-style-name="Table_20_Contents">
      <style:text-properties officeooo:rsid="04a337ba" officeooo:paragraph-rsid="05682f01"/>
    </style:style>
    <style:style style:name="P197" style:family="paragraph" style:parent-style-name="Table_20_Contents">
      <style:text-properties officeooo:rsid="04e00495" officeooo:paragraph-rsid="04e00495"/>
    </style:style>
    <style:style style:name="P198" style:family="paragraph" style:parent-style-name="Table_20_Contents">
      <style:text-properties officeooo:rsid="04faa85d" officeooo:paragraph-rsid="04faa85d"/>
    </style:style>
    <style:style style:name="P199" style:family="paragraph" style:parent-style-name="Table_20_Contents">
      <style:text-properties officeooo:rsid="050e944a" officeooo:paragraph-rsid="050e944a"/>
    </style:style>
    <style:style style:name="P200" style:family="paragraph" style:parent-style-name="Table_20_Contents">
      <style:text-properties officeooo:rsid="0514a349" officeooo:paragraph-rsid="0514a349"/>
    </style:style>
    <style:style style:name="P201" style:family="paragraph" style:parent-style-name="Table_20_Contents">
      <style:text-properties officeooo:rsid="052c5a92" officeooo:paragraph-rsid="052c5a92"/>
    </style:style>
    <style:style style:name="P202" style:family="paragraph" style:parent-style-name="Table_20_Contents">
      <style:text-properties officeooo:rsid="05066342" officeooo:paragraph-rsid="05066342"/>
    </style:style>
    <style:style style:name="P203" style:family="paragraph" style:parent-style-name="Table_20_Contents">
      <style:text-properties officeooo:rsid="05682f01" officeooo:paragraph-rsid="05682f01"/>
    </style:style>
    <style:style style:name="P204" style:family="paragraph" style:parent-style-name="Table_20_Contents">
      <style:text-properties officeooo:rsid="053a9c64" officeooo:paragraph-rsid="05682f01"/>
    </style:style>
    <style:style style:name="P205" style:family="paragraph" style:parent-style-name="Table_20_Contents">
      <style:text-properties officeooo:rsid="053a9c64" officeooo:paragraph-rsid="0655c393"/>
    </style:style>
    <style:style style:name="P206" style:family="paragraph" style:parent-style-name="Table_20_Contents">
      <style:text-properties officeooo:rsid="053a9c64" officeooo:paragraph-rsid="0655f4d4"/>
    </style:style>
    <style:style style:name="P207" style:family="paragraph" style:parent-style-name="Table_20_Contents">
      <style:text-properties officeooo:rsid="05bb61bd" officeooo:paragraph-rsid="05bb61bd"/>
    </style:style>
    <style:style style:name="P208" style:family="paragraph" style:parent-style-name="Table_20_Contents">
      <style:text-properties officeooo:rsid="05cece4e" officeooo:paragraph-rsid="05cece4e"/>
    </style:style>
    <style:style style:name="P209" style:family="paragraph" style:parent-style-name="Table_20_Contents">
      <style:text-properties officeooo:rsid="0655c393" officeooo:paragraph-rsid="0655c393"/>
    </style:style>
    <style:style style:name="P210" style:family="paragraph" style:parent-style-name="Table_20_Contents">
      <style:text-properties officeooo:rsid="0655f4d4" officeooo:paragraph-rsid="0655f4d4"/>
    </style:style>
    <style:style style:name="P211" style:family="paragraph" style:parent-style-name="Standard">
      <style:paragraph-properties fo:text-align="center" style:justify-single-word="false"/>
    </style:style>
    <style:style style:name="P21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4" style:family="paragraph" style:parent-style-name="Figure_20_Caption">
      <style:text-properties officeooo:paragraph-rsid="059a08d2"/>
    </style:style>
    <style:style style:name="P215" style:family="paragraph" style:parent-style-name="Front_20_Subtitle">
      <style:text-properties officeooo:rsid="05e8cf1b" officeooo:paragraph-rsid="05e8cf1b"/>
    </style:style>
    <style:style style:name="P216" style:family="paragraph" style:parent-style-name="Figure_20_Callout">
      <style:text-properties officeooo:paragraph-rsid="0618ce5a"/>
    </style:style>
    <style:style style:name="P217" style:family="paragraph" style:parent-style-name="Standard" style:master-page-name="Section_20_Page">
      <style:paragraph-properties style:page-number="auto"/>
    </style:style>
    <style:style style:name="P218" style:family="paragraph" style:parent-style-name="List" style:list-style-name="L1"/>
    <style:style style:name="P219" style:family="paragraph" style:parent-style-name="List" style:list-style-name="L2"/>
    <style:style style:name="P220" style:family="paragraph" style:parent-style-name="List" style:list-style-name="L3"/>
    <style:style style:name="P221" style:family="paragraph" style:parent-style-name="List" style:list-style-name="L4"/>
    <style:style style:name="P222" style:family="paragraph" style:parent-style-name="List" style:list-style-name="L5"/>
    <style:style style:name="P223" style:family="paragraph" style:parent-style-name="List" style:list-style-name="L6"/>
    <style:style style:name="P224" style:family="paragraph" style:parent-style-name="List" style:list-style-name="L7"/>
    <style:style style:name="P225" style:family="paragraph" style:parent-style-name="Heading_20_1" style:master-page-name="Section_20_Page">
      <style:paragraph-properties style:page-number="auto"/>
    </style:style>
    <style:style style:name="P226" style:family="paragraph" style:parent-style-name="Heading_20_1" style:master-page-name="Section_20_Page">
      <style:paragraph-properties style:page-number="auto"/>
      <style:text-properties officeooo:rsid="04cc89ac" officeooo:paragraph-rsid="04cc89ac"/>
    </style:style>
    <style:style style:name="P227" style:family="paragraph" style:parent-style-name="Heading_20_1" style:master-page-name="Start_20_Page">
      <style:paragraph-properties style:page-number="auto"/>
      <style:text-properties officeooo:rsid="04d0d227" officeooo:paragraph-rsid="04d0d227"/>
    </style:style>
    <style:style style:name="P228" style:family="paragraph" style:parent-style-name="Heading_20_1" style:master-page-name="Start_20_Page">
      <style:paragraph-properties style:page-number="auto"/>
      <style:text-properties officeooo:rsid="04d154ea" officeooo:paragraph-rsid="04d154ea"/>
    </style:style>
    <style:style style:name="P229" style:family="paragraph" style:parent-style-name="Heading_20_2" style:master-page-name="Section_20_Page">
      <style:paragraph-properties style:page-number="auto"/>
    </style:style>
    <style:style style:name="P230" style:family="paragraph" style:parent-style-name="Heading_20_2" style:list-style-name="" style:master-page-name="Section_20_Page">
      <style:paragraph-properties style:page-number="auto"/>
      <style:text-properties officeooo:rsid="022207a5" officeooo:paragraph-rsid="022207a5"/>
    </style:style>
    <style:style style:name="P231" style:family="paragraph" style:parent-style-name="Heading_20_2" style:master-page-name="Section_20_Page">
      <style:paragraph-properties style:page-number="auto"/>
      <style:text-properties officeooo:rsid="03657a1c" officeooo:paragraph-rsid="03657a1c"/>
    </style:style>
    <style:style style:name="P232" style:family="paragraph" style:parent-style-name="Heading_20_2" style:master-page-name="Section_20_Page">
      <style:paragraph-properties style:page-number="auto"/>
      <style:text-properties officeooo:rsid="03ab3f00" officeooo:paragraph-rsid="03ea8e7e"/>
    </style:style>
    <style:style style:name="P233" style:family="paragraph" style:parent-style-name="Heading_20_2" style:master-page-name="Start_20_Page">
      <style:paragraph-properties style:page-number="auto"/>
    </style:style>
    <style:style style:name="P234" style:family="paragraph" style:parent-style-name="Heading_20_2" style:list-style-name="" style:master-page-name="Start_20_Page">
      <style:paragraph-properties style:page-number="auto"/>
      <style:text-properties officeooo:rsid="022207a5" officeooo:paragraph-rsid="022207a5"/>
    </style:style>
    <style:style style:name="P235" style:family="paragraph" style:parent-style-name="Heading_20_2" style:list-style-name="" style:master-page-name="Start_20_Page">
      <style:paragraph-properties style:page-number="auto"/>
      <style:text-properties officeooo:rsid="057d4f1e" officeooo:paragraph-rsid="057d4f1e"/>
    </style:style>
    <style:style style:name="P236" style:family="paragraph" style:parent-style-name="Heading_20_2" style:master-page-name="Start_20_Page">
      <style:paragraph-properties style:page-number="auto"/>
      <style:text-properties officeooo:rsid="05e9da61" officeooo:paragraph-rsid="05edba65"/>
    </style:style>
    <style:style style:name="P237" style:family="paragraph" style:parent-style-name="Heading_20_2" style:master-page-name="Start_20_Page">
      <style:paragraph-properties style:page-number="auto"/>
      <style:text-properties officeooo:rsid="04cc89ac" officeooo:paragraph-rsid="04cc89ac"/>
    </style:style>
    <style:style style:name="P238" style:family="paragraph" style:parent-style-name="Heading_20_2" style:master-page-name="Start_20_Page">
      <style:paragraph-properties style:page-number="auto"/>
      <style:text-properties officeooo:rsid="04cc89ac" officeooo:paragraph-rsid="0519c5f5"/>
    </style:style>
    <style:style style:name="P239" style:family="paragraph" style:parent-style-name="Heading_20_2" style:master-page-name="Start_20_Page">
      <style:paragraph-properties style:page-number="auto"/>
      <style:text-properties officeooo:rsid="04cc89ac" officeooo:paragraph-rsid="050fdc74"/>
    </style:style>
    <style:style style:name="P240" style:family="paragraph" style:parent-style-name="Heading_20_2" style:master-page-name="Start_20_Page">
      <style:paragraph-properties style:page-number="auto"/>
      <style:text-properties officeooo:rsid="04cc89ac" officeooo:paragraph-rsid="053c235a"/>
    </style:style>
    <style:style style:name="P241" style:family="paragraph" style:parent-style-name="Heading_20_2" style:master-page-name="Start_20_Page">
      <style:paragraph-properties style:page-number="auto"/>
      <style:text-properties officeooo:rsid="04cc89ac" officeooo:paragraph-rsid="0551aec0"/>
    </style:style>
    <style:style style:name="P242" style:family="paragraph" style:parent-style-name="Heading_20_2" style:master-page-name="Start_20_Page">
      <style:paragraph-properties style:page-number="auto"/>
      <style:text-properties officeooo:rsid="04cc89ac" officeooo:paragraph-rsid="04ea9696"/>
    </style:style>
    <style:style style:name="P243" style:family="paragraph" style:parent-style-name="Heading_20_2" style:master-page-name="Start_20_Page">
      <style:paragraph-properties style:page-number="auto"/>
      <style:text-properties officeooo:rsid="04cc89ac" officeooo:paragraph-rsid="05791b4c"/>
    </style:style>
    <style:style style:name="P244" style:family="paragraph" style:parent-style-name="Heading_20_2" style:master-page-name="Start_20_Page">
      <style:paragraph-properties style:page-number="auto"/>
      <style:text-properties officeooo:rsid="04cc89ac" officeooo:paragraph-rsid="05a80fb1"/>
    </style:style>
    <style:style style:name="P245" style:family="paragraph" style:parent-style-name="Heading_20_2" style:master-page-name="Start_20_Page">
      <style:paragraph-properties style:page-number="auto"/>
      <style:text-properties officeooo:rsid="04cc89ac" officeooo:paragraph-rsid="0500c219"/>
    </style:style>
    <style:style style:name="P246" style:family="paragraph" style:parent-style-name="Heading_20_2" style:master-page-name="Start_20_Page">
      <style:paragraph-properties style:page-number="auto"/>
      <style:text-properties officeooo:rsid="04cc89ac" officeooo:paragraph-rsid="051ff050"/>
    </style:style>
    <style:style style:name="P247" style:family="paragraph" style:parent-style-name="Heading_20_2" style:master-page-name="Start_20_Page">
      <style:paragraph-properties style:page-number="auto"/>
      <style:text-properties officeooo:rsid="04cc89ac" officeooo:paragraph-rsid="0503b664"/>
    </style:style>
    <style:style style:name="P248" style:family="paragraph" style:parent-style-name="Heading_20_2" style:master-page-name="Start_20_Page">
      <style:paragraph-properties style:page-number="auto"/>
      <style:text-properties officeooo:rsid="04cc89ac" officeooo:paragraph-rsid="04d154ea"/>
    </style:style>
    <style:style style:name="P249" style:family="paragraph" style:parent-style-name="Heading_20_2" style:master-page-name="Start_20_Page">
      <style:paragraph-properties style:page-number="auto"/>
      <style:text-properties officeooo:rsid="04cc89ac" officeooo:paragraph-rsid="04f45378"/>
    </style:style>
    <style:style style:name="P250" style:family="paragraph" style:parent-style-name="Heading_20_2" style:master-page-name="Start_20_Page">
      <style:paragraph-properties style:page-number="auto"/>
      <style:text-properties officeooo:rsid="053c235a" officeooo:paragraph-rsid="053c235a"/>
    </style:style>
    <style:style style:name="P251" style:family="paragraph" style:parent-style-name="Heading_20_2" style:master-page-name="Start_20_Page">
      <style:paragraph-properties style:page-number="auto"/>
      <style:text-properties officeooo:rsid="055b7f8c" officeooo:paragraph-rsid="055b7f8c"/>
    </style:style>
    <style:style style:name="P252" style:family="paragraph" style:parent-style-name="Heading_20_2" style:master-page-name="Start_20_Page">
      <style:paragraph-properties style:page-number="auto"/>
      <style:text-properties officeooo:rsid="0500c219" officeooo:paragraph-rsid="0500c219"/>
    </style:style>
    <style:style style:name="P253" style:family="paragraph" style:parent-style-name="Heading_20_2" style:master-page-name="Start_20_Page">
      <style:paragraph-properties style:page-number="auto"/>
      <style:text-properties officeooo:rsid="05251586" officeooo:paragraph-rsid="05251586"/>
    </style:style>
    <style:style style:name="P254" style:family="paragraph" style:parent-style-name="Heading_20_2" style:master-page-name="Start_20_Page">
      <style:paragraph-properties style:page-number="auto"/>
      <style:text-properties officeooo:rsid="04cda9f6" officeooo:paragraph-rsid="04d4d527"/>
    </style:style>
    <style:style style:name="P255" style:family="paragraph" style:parent-style-name="Heading_20_2" style:master-page-name="Start_20_Page">
      <style:paragraph-properties style:page-number="auto"/>
      <style:text-properties officeooo:rsid="054e89b8" officeooo:paragraph-rsid="054e89b8"/>
    </style:style>
    <style:style style:name="P256" style:family="paragraph" style:parent-style-name="Heading_20_2" style:master-page-name="Start_20_Page">
      <style:paragraph-properties style:page-number="auto"/>
      <style:text-properties officeooo:rsid="04e1b898" officeooo:paragraph-rsid="04e1b898"/>
    </style:style>
    <style:style style:name="P257" style:family="paragraph" style:parent-style-name="Heading_20_2" style:master-page-name="Start_20_Page">
      <style:paragraph-properties style:page-number="auto"/>
      <style:text-properties officeooo:rsid="05e8cf1b" officeooo:paragraph-rsid="05e8cf1b"/>
    </style:style>
    <style:style style:name="P258" style:family="paragraph" style:parent-style-name="Heading_20_2" style:master-page-name="Start_20_Page">
      <style:paragraph-properties style:page-number="auto"/>
      <style:text-properties officeooo:paragraph-rsid="04d53a08"/>
    </style:style>
    <style:style style:name="P259" style:family="paragraph" style:parent-style-name="Heading_20_2" style:master-page-name="Back_20_Page">
      <style:paragraph-properties style:page-number="auto"/>
      <style:text-properties officeooo:rsid="00c2630e" officeooo:paragraph-rsid="00df33ae"/>
    </style:style>
    <style:style style:name="P260" style:family="paragraph" style:parent-style-name="Heading_20_2" style:master-page-name="Back_20_Page">
      <style:paragraph-properties style:page-number="auto"/>
      <style:text-properties officeooo:paragraph-rsid="04d4d527"/>
    </style:style>
    <style:style style:name="P261" style:family="paragraph" style:parent-style-name="Heading_20_3">
      <style:text-properties officeooo:rsid="050fdc74" officeooo:paragraph-rsid="050fdc74"/>
    </style:style>
    <style:style style:name="P262" style:family="paragraph" style:parent-style-name="Heading_20_3">
      <style:text-properties officeooo:rsid="053c235a" officeooo:paragraph-rsid="053c235a"/>
    </style:style>
    <style:style style:name="P263" style:family="paragraph" style:parent-style-name="Heading_20_3">
      <style:text-properties officeooo:rsid="0586fd20" officeooo:paragraph-rsid="0586fd20"/>
    </style:style>
    <style:style style:name="P264" style:family="paragraph" style:parent-style-name="Heading_20_3">
      <style:text-properties officeooo:rsid="05bd1d60" officeooo:paragraph-rsid="05bd1d60"/>
    </style:style>
    <style:style style:name="P265" style:family="paragraph" style:parent-style-name="Heading_20_3">
      <style:text-properties officeooo:rsid="05251586" officeooo:paragraph-rsid="05251586"/>
    </style:style>
    <style:style style:name="P266" style:family="paragraph" style:parent-style-name="Heading_20_3">
      <style:text-properties officeooo:paragraph-rsid="04d4d527"/>
    </style:style>
    <style:style style:name="P267" style:family="paragraph" style:parent-style-name="Heading_20_3">
      <style:text-properties officeooo:rsid="05958f84" officeooo:paragraph-rsid="05958f84"/>
    </style:style>
    <style:style style:name="P268" style:family="paragraph" style:parent-style-name="Heading_20_3">
      <style:text-properties officeooo:rsid="0596fc25" officeooo:paragraph-rsid="058f44b2"/>
    </style:style>
    <style:style style:name="P269" style:family="paragraph" style:parent-style-name="Heading_20_3">
      <style:text-properties officeooo:paragraph-rsid="058f44b2"/>
    </style:style>
    <style:style style:name="P270" style:family="paragraph" style:parent-style-name="Heading_20_3">
      <style:text-properties officeooo:rsid="05982496" officeooo:paragraph-rsid="05982496"/>
    </style:style>
    <style:style style:name="P271" style:family="paragraph" style:parent-style-name="Heading_20_3">
      <style:text-properties officeooo:rsid="059b5882" officeooo:paragraph-rsid="059b5882"/>
    </style:style>
    <style:style style:name="P272" style:family="paragraph" style:parent-style-name="Heading_20_3">
      <style:text-properties officeooo:rsid="03ab3f00" officeooo:paragraph-rsid="03ab3f00"/>
    </style:style>
    <style:style style:name="P273" style:family="paragraph" style:parent-style-name="Heading_20_3">
      <style:text-properties officeooo:paragraph-rsid="04d53a08"/>
    </style:style>
    <style:style style:name="P274" style:family="paragraph" style:parent-style-name="Heading_20_3">
      <style:text-properties officeooo:rsid="01112f24" officeooo:paragraph-rsid="04d53a08"/>
    </style:style>
    <style:style style:name="P275" style:family="paragraph" style:parent-style-name="Heading_20_3">
      <style:text-properties officeooo:rsid="05118ffa" officeooo:paragraph-rsid="052e6ab5"/>
    </style:style>
    <style:style style:name="P276" style:family="paragraph" style:parent-style-name="Heading_20_3">
      <style:text-properties officeooo:rsid="00943c5f" officeooo:paragraph-rsid="04d4d527"/>
    </style:style>
    <style:style style:name="P277" style:family="paragraph" style:parent-style-name="Heading_20_3">
      <style:text-properties officeooo:rsid="00e01f40" officeooo:paragraph-rsid="04d4d527"/>
    </style:style>
    <style:style style:name="P278" style:family="paragraph" style:parent-style-name="Heading_20_3" style:master-page-name="Questions_20_Page">
      <style:paragraph-properties style:page-number="auto"/>
      <style:text-properties officeooo:paragraph-rsid="04d0d227"/>
    </style:style>
    <style:style style:name="P279" style:family="paragraph" style:parent-style-name="Heading_20_3" style:master-page-name="Questions_20_Page">
      <style:paragraph-properties style:page-number="auto"/>
      <style:text-properties officeooo:paragraph-rsid="0519c5f5"/>
    </style:style>
    <style:style style:name="P280" style:family="paragraph" style:parent-style-name="Heading_20_3" style:master-page-name="Questions_20_Page">
      <style:paragraph-properties style:page-number="auto"/>
      <style:text-properties officeooo:paragraph-rsid="050fdc74"/>
    </style:style>
    <style:style style:name="P281" style:family="paragraph" style:parent-style-name="Heading_20_3" style:master-page-name="Questions_20_Page">
      <style:paragraph-properties style:page-number="auto"/>
      <style:text-properties officeooo:paragraph-rsid="05cc4fd5"/>
    </style:style>
    <style:style style:name="P282" style:family="paragraph" style:parent-style-name="Heading_20_3" style:master-page-name="Questions_20_Page">
      <style:paragraph-properties style:page-number="auto"/>
      <style:text-properties officeooo:paragraph-rsid="053c235a"/>
    </style:style>
    <style:style style:name="P283" style:family="paragraph" style:parent-style-name="Heading_20_3" style:master-page-name="Questions_20_Page">
      <style:paragraph-properties style:page-number="auto"/>
      <style:text-properties officeooo:paragraph-rsid="0551aec0"/>
    </style:style>
    <style:style style:name="P284" style:family="paragraph" style:parent-style-name="Heading_20_3" style:master-page-name="Questions_20_Page">
      <style:paragraph-properties style:page-number="auto"/>
      <style:text-properties officeooo:paragraph-rsid="04ea9696"/>
    </style:style>
    <style:style style:name="P285" style:family="paragraph" style:parent-style-name="Heading_20_3" style:master-page-name="Questions_20_Page">
      <style:paragraph-properties style:page-number="auto"/>
      <style:text-properties officeooo:paragraph-rsid="05faff40"/>
    </style:style>
    <style:style style:name="P286" style:family="paragraph" style:parent-style-name="Heading_20_3" style:master-page-name="Questions_20_Page">
      <style:paragraph-properties style:page-number="auto"/>
      <style:text-properties officeooo:paragraph-rsid="05791b4c"/>
    </style:style>
    <style:style style:name="P287" style:family="paragraph" style:parent-style-name="Heading_20_3" style:master-page-name="Questions_20_Page">
      <style:paragraph-properties style:page-number="auto"/>
      <style:text-properties officeooo:paragraph-rsid="04f788f4"/>
    </style:style>
    <style:style style:name="P288" style:family="paragraph" style:parent-style-name="Heading_20_3" style:master-page-name="Questions_20_Page">
      <style:paragraph-properties style:page-number="auto"/>
      <style:text-properties officeooo:paragraph-rsid="04fe896c"/>
    </style:style>
    <style:style style:name="P289" style:family="paragraph" style:parent-style-name="Heading_20_3" style:master-page-name="Questions_20_Page">
      <style:paragraph-properties style:page-number="auto"/>
      <style:text-properties officeooo:paragraph-rsid="05a80fb1"/>
    </style:style>
    <style:style style:name="P290" style:family="paragraph" style:parent-style-name="Heading_20_3" style:master-page-name="Questions_20_Page">
      <style:paragraph-properties style:page-number="auto"/>
      <style:text-properties officeooo:paragraph-rsid="0500c219"/>
    </style:style>
    <style:style style:name="P291" style:family="paragraph" style:parent-style-name="Heading_20_3" style:master-page-name="Questions_20_Page">
      <style:paragraph-properties style:page-number="auto"/>
      <style:text-properties officeooo:paragraph-rsid="051ff050"/>
    </style:style>
    <style:style style:name="P292" style:family="paragraph" style:parent-style-name="Heading_20_3" style:master-page-name="Questions_20_Page">
      <style:paragraph-properties style:page-number="auto"/>
      <style:text-properties officeooo:paragraph-rsid="0503b664"/>
    </style:style>
    <style:style style:name="P293" style:family="paragraph" style:parent-style-name="Heading_20_3" style:master-page-name="Questions_20_Page">
      <style:paragraph-properties style:page-number="auto"/>
      <style:text-properties officeooo:paragraph-rsid="04d154ea"/>
    </style:style>
    <style:style style:name="P294" style:family="paragraph" style:parent-style-name="Heading_20_3" style:master-page-name="Questions_20_Page">
      <style:paragraph-properties style:page-number="auto"/>
      <style:text-properties officeooo:paragraph-rsid="04f45378"/>
    </style:style>
    <style:style style:name="P295" style:family="paragraph" style:parent-style-name="Contents_20_1">
      <style:paragraph-properties>
        <style:tab-stops>
          <style:tab-stop style:position="0in"/>
          <style:tab-stop style:position="4.3in" style:type="right"/>
        </style:tab-stops>
      </style:paragraph-properties>
    </style:style>
    <style:style style:name="P296" style:family="paragraph" style:parent-style-name="Contents_20_2">
      <style:paragraph-properties>
        <style:tab-stops>
          <style:tab-stop style:position="4.1035in" style:type="right"/>
        </style:tab-stops>
      </style:paragraph-properties>
    </style:style>
    <style:style style:name="P297" style:family="paragraph" style:parent-style-name="Contents_20_3">
      <style:paragraph-properties>
        <style:tab-stops>
          <style:tab-stop style:position="0in"/>
          <style:tab-stop style:position="3.9071in" style:type="right"/>
        </style:tab-stops>
      </style:paragraph-properties>
    </style:style>
    <style:style style:name="P298" style:family="paragraph" style:parent-style-name="Author_20_Bio" style:list-style-name="L7"/>
    <style:style style:name="P299" style:family="paragraph" style:parent-style-name="Front_20_Heading_20_1" style:master-page-name="Section_20_Page">
      <style:paragraph-properties style:page-number="auto"/>
    </style:style>
    <style:style style:name="P300" style:family="paragraph" style:parent-style-name="Front_20_Heading_20_1" style:master-page-name="Section_20_Page">
      <style:paragraph-properties style:page-number="auto"/>
      <style:text-properties officeooo:rsid="03fb39f1" officeooo:paragraph-rsid="03fb39f1"/>
    </style:style>
    <style:style style:name="P301" style:family="paragraph" style:parent-style-name="Front_20_Heading_20_1" style:master-page-name="Section_20_Page">
      <style:paragraph-properties style:page-number="auto"/>
      <style:text-properties officeooo:rsid="01b25c1e" officeooo:paragraph-rsid="01b25c1e"/>
    </style:style>
    <style:style style:name="P302" style:family="paragraph" style:parent-style-name="Front_20_Heading_20_1" style:master-page-name="Contents_20_Page">
      <style:paragraph-properties style:page-number="auto"/>
    </style:style>
    <style:style style:name="P303" style:family="paragraph" style:parent-style-name="Activity_20_Body">
      <style:text-properties officeooo:rsid="036259d2" officeooo:paragraph-rsid="04d0d227"/>
    </style:style>
    <style:style style:name="P304" style:family="paragraph" style:parent-style-name="Activity_20_Body">
      <style:text-properties officeooo:rsid="036259d2" officeooo:paragraph-rsid="0519c5f5"/>
    </style:style>
    <style:style style:name="P305" style:family="paragraph" style:parent-style-name="Activity_20_Body">
      <style:text-properties officeooo:rsid="036259d2" officeooo:paragraph-rsid="050fdc74"/>
    </style:style>
    <style:style style:name="P306" style:family="paragraph" style:parent-style-name="Activity_20_Body" style:list-style-name="List_20_1">
      <style:text-properties officeooo:rsid="036259d2" officeooo:paragraph-rsid="05e55a5d"/>
    </style:style>
    <style:style style:name="P307" style:family="paragraph" style:parent-style-name="Activity_20_Body">
      <style:text-properties officeooo:rsid="036259d2" officeooo:paragraph-rsid="05cc4fd5"/>
    </style:style>
    <style:style style:name="P308" style:family="paragraph" style:parent-style-name="Activity_20_Body">
      <style:text-properties officeooo:rsid="036259d2" officeooo:paragraph-rsid="04ea9696"/>
    </style:style>
    <style:style style:name="P309" style:family="paragraph" style:parent-style-name="Activity_20_Body">
      <style:text-properties officeooo:rsid="036259d2" officeooo:paragraph-rsid="05791b4c"/>
    </style:style>
    <style:style style:name="P310" style:family="paragraph" style:parent-style-name="Activity_20_Body">
      <style:text-properties officeooo:rsid="036259d2" officeooo:paragraph-rsid="04fe896c"/>
    </style:style>
    <style:style style:name="P311" style:family="paragraph" style:parent-style-name="Activity_20_Body">
      <style:text-properties officeooo:rsid="036259d2" officeooo:paragraph-rsid="051ff050"/>
    </style:style>
    <style:style style:name="P312" style:family="paragraph" style:parent-style-name="Activity_20_Body">
      <style:text-properties officeooo:rsid="036259d2" officeooo:paragraph-rsid="04d154ea"/>
    </style:style>
    <style:style style:name="P313" style:family="paragraph" style:parent-style-name="Activity_20_Body">
      <style:text-properties officeooo:rsid="036259d2" officeooo:paragraph-rsid="04f45378"/>
    </style:style>
    <style:style style:name="P314" style:family="paragraph" style:parent-style-name="Activity_20_Body" style:list-style-name="List_20_1">
      <style:text-properties officeooo:paragraph-rsid="063b6177"/>
    </style:style>
    <style:style style:name="P315" style:family="paragraph" style:parent-style-name="Activity_20_Body">
      <style:text-properties officeooo:rsid="061bdbca" officeooo:paragraph-rsid="061bdbca"/>
    </style:style>
    <style:style style:name="P316" style:family="paragraph" style:parent-style-name="Activity_20_Body">
      <style:text-properties officeooo:rsid="0615d3f9" officeooo:paragraph-rsid="0615d3f9"/>
    </style:style>
    <style:style style:name="P317" style:family="paragraph" style:parent-style-name="Activity_20_Body">
      <style:text-properties officeooo:paragraph-rsid="0551aec0"/>
    </style:style>
    <style:style style:name="P318" style:family="paragraph" style:parent-style-name="Activity_20_Body">
      <style:text-properties officeooo:paragraph-rsid="05faff40"/>
    </style:style>
    <style:style style:name="P319" style:family="paragraph" style:parent-style-name="Activity_20_Body">
      <style:text-properties officeooo:rsid="0621bb84" officeooo:paragraph-rsid="0621bb84"/>
    </style:style>
    <style:style style:name="P320" style:family="paragraph" style:parent-style-name="Activity_20_Body">
      <style:text-properties officeooo:paragraph-rsid="063b6177"/>
    </style:style>
    <style:style style:name="P321" style:family="paragraph" style:parent-style-name="Activity_20_Body">
      <style:text-properties officeooo:rsid="06199e45" officeooo:paragraph-rsid="06199e45"/>
    </style:style>
    <style:style style:name="P322" style:family="paragraph" style:parent-style-name="Activity_20_Body">
      <style:text-properties officeooo:rsid="061b210d" officeooo:paragraph-rsid="061b210d"/>
    </style:style>
    <style:style style:name="P323" style:family="paragraph" style:parent-style-name="Activity_20_Body">
      <style:text-properties officeooo:rsid="05f73970" officeooo:paragraph-rsid="05f73970"/>
    </style:style>
    <style:style style:name="P324" style:family="paragraph" style:parent-style-name="Activity_20_Body">
      <style:text-properties officeooo:rsid="05f8e8a3" officeooo:paragraph-rsid="05f8e8a3"/>
    </style:style>
    <style:style style:name="P325" style:family="paragraph" style:parent-style-name="Activity_20_Body">
      <style:text-properties officeooo:rsid="05f8e8a3" officeooo:paragraph-rsid="0500c219"/>
    </style:style>
    <style:style style:name="P326" style:family="paragraph" style:parent-style-name="Activity_20_Body">
      <style:text-properties officeooo:rsid="05fa87f8" officeooo:paragraph-rsid="05fa87f8"/>
    </style:style>
    <style:style style:name="P327" style:family="paragraph" style:parent-style-name="Activity_20_Body" style:list-style-name="List_20_1">
      <style:text-properties officeooo:rsid="05fa87f8" officeooo:paragraph-rsid="05fa87f8"/>
    </style:style>
    <style:style style:name="P328" style:family="paragraph" style:parent-style-name="Activity_20_Body">
      <style:text-properties officeooo:rsid="0620c11d" officeooo:paragraph-rsid="0620c11d"/>
    </style:style>
    <style:style style:name="P329" style:family="paragraph" style:parent-style-name="Activity_20_Body">
      <style:text-properties officeooo:rsid="05f3de3d" officeooo:paragraph-rsid="05f3de3d"/>
    </style:style>
    <style:style style:name="P330" style:family="paragraph" style:parent-style-name="Activity_20_Body">
      <style:text-properties officeooo:rsid="0641867c" officeooo:paragraph-rsid="0641867c"/>
    </style:style>
    <style:style style:name="P331" style:family="paragraph" style:parent-style-name="Activity_20_Body">
      <style:text-properties officeooo:rsid="063fa41c" officeooo:paragraph-rsid="063fa41c"/>
    </style:style>
    <style:style style:name="P332" style:family="paragraph" style:parent-style-name="Heading_20_4">
      <style:text-properties officeooo:paragraph-rsid="05d972f4"/>
    </style:style>
    <style:style style:name="P333" style:family="paragraph" style:parent-style-name="Heading_20_4">
      <style:text-properties officeooo:rsid="052532bc" officeooo:paragraph-rsid="052532bc"/>
    </style:style>
    <style:style style:name="P334" style:family="paragraph" style:parent-style-name="Heading_20_4">
      <style:text-properties officeooo:rsid="05982496" officeooo:paragraph-rsid="05982496"/>
    </style:style>
    <style:style style:name="P335" style:family="paragraph" style:parent-style-name="Heading_20_4">
      <style:text-properties officeooo:rsid="059a08d2" officeooo:paragraph-rsid="059a08d2"/>
    </style:style>
    <style:style style:name="P336" style:family="paragraph" style:parent-style-name="Heading_20_4">
      <style:text-properties officeooo:rsid="059b5882" officeooo:paragraph-rsid="059b5882"/>
    </style:style>
    <style:style style:name="P337"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86fd20"/>
    </style:style>
    <style:style style:name="T81" style:family="text">
      <style:text-properties officeooo:rsid="0589e020"/>
    </style:style>
    <style:style style:name="T82" style:family="text">
      <style:text-properties officeooo:rsid="059023ed"/>
    </style:style>
    <style:style style:name="T83" style:family="text">
      <style:text-properties officeooo:rsid="0593e3b8"/>
    </style:style>
    <style:style style:name="T84" style:family="text">
      <style:text-properties officeooo:rsid="05958f84"/>
    </style:style>
    <style:style style:name="T85" style:family="text">
      <style:text-properties officeooo:rsid="0596fc25"/>
    </style:style>
    <style:style style:name="T86" style:family="text">
      <style:text-properties officeooo:rsid="05982496"/>
    </style:style>
    <style:style style:name="T87" style:family="text">
      <style:text-properties officeooo:rsid="059a08d2"/>
    </style:style>
    <style:style style:name="T88" style:family="text">
      <style:text-properties officeooo:rsid="059b5882"/>
    </style:style>
    <style:style style:name="T89" style:family="text">
      <style:text-properties officeooo:rsid="05a2b0d1"/>
    </style:style>
    <style:style style:name="T90" style:family="text">
      <style:text-properties officeooo:rsid="05a80fb1"/>
    </style:style>
    <style:style style:name="T91" style:family="text">
      <style:text-properties officeooo:rsid="05b09b4a"/>
    </style:style>
    <style:style style:name="T92" style:family="text">
      <style:text-properties officeooo:rsid="05bd1d60"/>
    </style:style>
    <style:style style:name="T93" style:family="text">
      <style:text-properties officeooo:rsid="05bec9af"/>
    </style:style>
    <style:style style:name="T94" style:family="text">
      <style:text-properties officeooo:rsid="05c4de7c"/>
    </style:style>
    <style:style style:name="T95" style:family="text">
      <style:text-properties officeooo:rsid="05cc4fd5"/>
    </style:style>
    <style:style style:name="T96" style:family="text">
      <style:text-properties officeooo:rsid="0383a956"/>
    </style:style>
    <style:style style:name="T97" style:family="text">
      <style:text-properties officeooo:rsid="05ddca92"/>
    </style:style>
    <style:style style:name="T98" style:family="text">
      <style:text-properties officeooo:rsid="05e21309"/>
    </style:style>
    <style:style style:name="T99" style:family="text">
      <style:text-properties officeooo:rsid="05e51e3a"/>
    </style:style>
    <style:style style:name="T100" style:family="text">
      <style:text-properties officeooo:rsid="05e55a5d"/>
    </style:style>
    <style:style style:name="T101" style:family="text">
      <style:text-properties officeooo:rsid="05e819ad"/>
    </style:style>
    <style:style style:name="T102" style:family="text">
      <style:text-properties officeooo:rsid="039c618d"/>
    </style:style>
    <style:style style:name="T103" style:family="text">
      <style:text-properties officeooo:rsid="05f5501d"/>
    </style:style>
    <style:style style:name="T104" style:family="text">
      <style:text-properties officeooo:rsid="05f959ae"/>
    </style:style>
    <style:style style:name="T105" style:family="text">
      <style:text-properties officeooo:rsid="05feeb50"/>
    </style:style>
    <style:style style:name="T106" style:family="text">
      <style:text-properties officeooo:rsid="0607822b"/>
    </style:style>
    <style:style style:name="T107" style:family="text">
      <style:text-properties officeooo:rsid="0607f8a7"/>
    </style:style>
    <style:style style:name="T108" style:family="text">
      <style:text-properties officeooo:rsid="0609e6c5"/>
    </style:style>
    <style:style style:name="T109" style:family="text">
      <style:text-properties officeooo:rsid="06112e7a"/>
    </style:style>
    <style:style style:name="T110" style:family="text">
      <style:text-properties officeooo:rsid="061169cf"/>
    </style:style>
    <style:style style:name="T111" style:family="text">
      <style:text-properties officeooo:rsid="0616d468"/>
    </style:style>
    <style:style style:name="T112" style:family="text">
      <style:text-properties officeooo:rsid="0618ce5a"/>
    </style:style>
    <style:style style:name="T113" style:family="text">
      <style:text-properties officeooo:rsid="061ae3c1"/>
    </style:style>
    <style:style style:name="T114" style:family="text">
      <style:text-properties officeooo:rsid="061b210d"/>
    </style:style>
    <style:style style:name="T115" style:family="text">
      <style:text-properties officeooo:rsid="061b7a59"/>
    </style:style>
    <style:style style:name="T116" style:family="text">
      <style:text-properties officeooo:rsid="061d0025"/>
    </style:style>
    <style:style style:name="T117" style:family="text">
      <style:text-properties officeooo:rsid="0621bb84"/>
    </style:style>
    <style:style style:name="T118" style:family="text">
      <style:text-properties officeooo:rsid="06296351"/>
    </style:style>
    <style:style style:name="T119" style:family="text">
      <style:text-properties officeooo:rsid="062f59c4"/>
    </style:style>
    <style:style style:name="T120" style:family="text">
      <style:text-properties officeooo:rsid="062f6bd2"/>
    </style:style>
    <style:style style:name="T121" style:family="text">
      <style:text-properties officeooo:rsid="06315651"/>
    </style:style>
    <style:style style:name="T122" style:family="text">
      <style:text-properties officeooo:rsid="0632c7c1"/>
    </style:style>
    <style:style style:name="T123" style:family="text">
      <style:text-properties officeooo:rsid="06345d0f"/>
    </style:style>
    <style:style style:name="T124" style:family="text">
      <style:text-properties officeooo:rsid="0635cccd"/>
    </style:style>
    <style:style style:name="T125" style:family="text">
      <style:text-properties officeooo:rsid="063b6177"/>
    </style:style>
    <style:style style:name="T126" style:family="text">
      <style:text-properties officeooo:rsid="063c6b79"/>
    </style:style>
    <style:style style:name="T127" style:family="text">
      <style:text-properties officeooo:rsid="063e2f44"/>
    </style:style>
    <style:style style:name="T128" style:family="text">
      <style:text-properties officeooo:rsid="063fa41c"/>
    </style:style>
    <style:style style:name="T129" style:family="text">
      <style:text-properties officeooo:rsid="0646284b"/>
    </style:style>
    <style:style style:name="T130" style:family="text">
      <style:text-properties officeooo:rsid="0649cc9e"/>
    </style:style>
    <style:style style:name="T131" style:family="text">
      <style:text-properties officeooo:rsid="064a3108"/>
    </style:style>
    <style:style style:name="T132" style:family="text">
      <style:text-properties officeooo:rsid="064ac58d"/>
    </style:style>
    <style:style style:name="T133" style:family="text">
      <style:text-properties officeooo:rsid="064c23b4"/>
    </style:style>
    <style:style style:name="T134" style:family="text">
      <style:text-properties officeooo:rsid="064ddd42"/>
    </style:style>
    <style:style style:name="T135" style:family="text">
      <style:text-properties officeooo:rsid="0650af8c"/>
    </style:style>
    <style:style style:name="T136" style:family="text">
      <style:text-properties officeooo:rsid="0652878d"/>
    </style:style>
    <style:style style:name="T137" style:family="text">
      <style:text-properties officeooo:rsid="0653e776"/>
    </style:style>
    <style:style style:name="T138" style:family="text">
      <style:text-properties officeooo:rsid="06577d5a"/>
    </style:style>
    <style:style style:name="T139" style:family="text">
      <style:text-properties officeooo:rsid="0658ec28"/>
    </style:style>
    <style:style style:name="T140" style:family="text">
      <style:text-properties officeooo:rsid="065a13eb"/>
    </style:style>
    <style:style style:name="T141" style:family="text">
      <style:text-properties officeooo:rsid="065f5f85"/>
    </style:style>
    <style:style style:name="T142" style:family="text">
      <style:text-properties officeooo:rsid="0661037c"/>
    </style:style>
    <style:style style:name="T143" style:family="text">
      <style:text-properties officeooo:rsid="06628ade"/>
    </style:style>
    <style:style style:name="T144" style:family="text">
      <style:text-properties officeooo:rsid="0663d0ea"/>
    </style:style>
    <style:style style:name="T145" style:family="text">
      <style:text-properties officeooo:rsid="0665b0c6"/>
    </style:style>
    <style:style style:name="T146" style:family="text">
      <style:text-properties officeooo:rsid="066994da"/>
    </style:style>
    <style:style style:name="T147" style:family="text">
      <style:text-properties officeooo:rsid="0669e1cb"/>
    </style:style>
    <style:style style:name="T148" style:family="text">
      <style:text-properties officeooo:rsid="06720848"/>
    </style:style>
    <style:style style:name="T149" style:family="text">
      <style:text-properties officeooo:rsid="0674dfe7"/>
    </style:style>
    <style:style style:name="T150" style:family="text">
      <style:text-properties officeooo:rsid="0675e6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The Open Organization<text:line-break/><text:span text:style-name="T37">Guide for Educators</text:span></text:p>
      <text:h text:style-name="P229" text:outline-level="2"/>
      <text:p text:style-name="P301"><text:bookmark-start text:name="__RefHeading___Toc1787_1213309432"/>The Open Organization<text:line-break/><text:span text:style-name="T37">Guide for Educators</text:span><text:bookmark-end text:name="__RefHeading___Toc1787_1213309432"/></text:p>
      <text:p text:style-name="P215">Transformative teaching and learning<text:line-break/>for a rapidly changing world</text:p>
      <text:p text:style-name="P299">Contributing authors</text:p>
      <text:p text:style-name="P106"><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8">Amarachi Achonu</text:p>
            <text:p text:style-name="P197">Beth Anderson</text:p>
            <text:p text:style-name="P210">Bryan Behrenshausen</text:p>
            <text:p text:style-name="P197">Maxwell Bushong</text:p>
            <text:p text:style-name="P197">Carolyn Butler</text:p>
            <text:p text:style-name="P197">Curtis A. Carver </text:p>
            <text:p text:style-name="P203">Aria <text:span text:style-name="T122">F. </text:span>Chernik</text:p>
            <text:p text:style-name="P199">Susie Choi</text:p>
            <text:p text:style-name="P199">Dipankar Dasgupta</text:p>
            <text:p text:style-name="P197">Heidi Ellis</text:p>
            <text:p text:style-name="P197">Denise Ferebee</text:p>
            <text:p text:style-name="P202">David Goldschmidt</text:p>
            <text:p text:style-name="P202">Adam Haigler</text:p>
            <text:p text:style-name="P202">Jim Hall</text:p>
            <text:p text:style-name="P202">Tanner Jophnson</text:p>
            <text:p text:style-name="P202">Marcus Kelly</text:p>
          </table:table-cell>
          <table:table-cell table:style-name="Table5.A1" office:value-type="string">
            <text:p text:style-name="P206">Mukkai Krishnamoorthy</text:p>
            <text:p text:style-name="P205">Gina Likins</text:p>
            <text:p text:style-name="P209">Clara May</text:p>
            <text:p text:style-name="P204">Ian McDermott</text:p>
            <text:p text:style-name="P204">Dan McGuire</text:p>
            <text:p text:style-name="P204">Christopher McHale</text:p>
            <text:p text:style-name="P196">Race MoChridhe</text:p>
            <text:p text:style-name="P196">Steven Ovadia</text:p>
            <text:p text:style-name="P208">Ben Owens</text:p>
            <text:p text:style-name="P207">David Preston</text:p>
            <text:p text:style-name="P195">Rahul Razdan</text:p>
            <text:p text:style-name="P201">Charlie Reisinger</text:p>
            <text:p text:style-name="P200">Justin Sherman</text:p>
            <text:p text:style-name="P200">Wesley Turner</text:p>
            <text:p text:style-name="P201">Shobha Tyagi</text:p>
            <text:p text:style-name="P195">Jim Whitehurst</text:p>
            <text:p text:style-name="P209">Ryan Williams</text:p>
          </table:table-cell>
        </table:table-row>
      </table:table>
      <text:p text:style-name="Standard"/>
      <text:p text:style-name="P302"><text:bookmark-start text:name="__RefHeading___Toc1312_518888843"/>Copyright<text:bookmark-end text:name="__RefHeading___Toc1312_518888843"/></text:p>
      <text:p text:style-name="P13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3">http://creativecommons.org/licenses/by-sa/4.0/</text:p></text:note-body></text:note></text:p>
      <text:p text:style-name="P133">Amarachi Achonu<text:span text:style-name="T46">'s "Making computer science curricula as adaptable as our code" originally appeared at https://opensource.com/open-organization/19/4/adaptable-curricula-computer-science</text:span></text:p>
      <text:p text:style-name="P133">Beth Anderson's "An open process for discovering our school's core values" originally appeared at https://opensource.com/open-organization/16/6/opening-discover-education-centers-core-values.</text:p>
      <text:p text:style-name="P135">Curtis A. Carver's "Crowdsourcing our way to a campus IT plan" originally appeared at https://opensource.com/open-organization/17/10/uab-100-wins-through-crowdsourcing.</text:p>
      <text:p text:style-name="P135">Brandon Dixon <text:span text:style-name="T121">and</text:span> Randall Joyce<text:span text:style-name="T121">'s "The most valuable cybersecurity education is an open one" originally appeared at https://opensource.com/open-organization/19/8/open-cybersecurity-education.</text:span></text:p>
      <text:p text:style-name="P136">Heidi Ellis' "What happened when I let my students fork the syllabus" originally appeared at https://opensource.com/open-organization/18/11/making-course-syllabus-open.</text:p>
      <text:p text:style-name="P140">Heidi Ellis' "<text:span text:style-name="T44">Open organizations on Mars</text:span>" originally appeared at https://opensource.com/open-organization/18/1/imagining-open-communities.</text:p>
      <text:p text:style-name="P139">Adam Haigler's "Truly open education will require sweeping changes" originally appeared at https://opensource.com/open-organization/18/1/open-education-public-mission.</text:p>
      <text:p text:style-name="P141">Jim Hall's "M-learning and beyond" originally appeared at https://opensource.com/open-organization/19/7/m-learning-open-education.</text:p>
      <text:p text:style-name="P134"><text:soft-page-break/>Tanner Johnson's "How our <text:span text:style-name="T123">organization</text:span> works openly to make education accessible" first appeared at https://opensource.com/open-organization/19/2/building-curriculahub.</text:p>
      <text:p text:style-name="P137">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8">Jim Whitehrust's "Open education is more than open content" originally appeared at https://opensource.com/open-organization/16/8/harnessing-power-open-education.</text:p>
      <text:p text:style-name="P302"><text:bookmark-start text:name="__RefHeading___Toc2046_1315693447"/>Colophon<text:bookmark-end text:name="__RefHeading___Toc2046_1315693447"/></text:p>
      <text:p text:style-name="P33">Typeset in DejaVu<text:note text:id="ftn2" text:note-class="footnote"><text:note-citation>2</text:note-citation><text:note-body><text:p text:style-name="P94">https://dejavu-fonts.github.io/</text:p></text:note-body></text:note> and <text:span text:style-name="T59">Red Hat</text:span>.<text:note text:id="ftn3" text:note-class="footnote"><text:note-citation>3</text:note-citation><text:note-body><text:p text:style-name="P94">https://github.com/RedHatOfficial/RedHatFont</text:p></text:note-body></text:note> Produced with LibreOffice.<text:note text:id="ftn4" text:note-class="footnote"><text:note-citation>4</text:note-citation><text:note-body><text:p text:style-name="P94">https://www.libreoffice.org/</text:p></text:note-body></text:note> Cover design by <text:span text:style-name="T140">Clara May and Ryan Williams</text:span>.</text:p>
      <text:p text:style-name="P142"><text:bookmark-start text:name="__RefHeading___Toc1976_1055601491"/>Version <text:span text:style-name="T2">1.0</text:span><text:bookmark-end text:name="__RefHeading___Toc1976_1055601491"/></text:p>
      <text:p text:style-name="P211"><text:span text:style-name="T1">September </text:span>201<text:span text:style-name="T1">9</text:span></text:p>
      <text:p text:style-name="P299">Additional reading</text:p>
      <text:p text:style-name="Front_20_Subtitle">From Jim Whitehurst</text:p>
      <text:p text:style-name="P213"><text:span text:style-name="Emphasis">The Open Organization: Igniting Passion and Performance</text:span> (Harvard Business Review Press)</text:p>
      <text:p text:style-name="P212"/>
      <text:p text:style-name="P212"><text:span text:style-name="Emphasis">Organize for Innovation: Rethinking How We Work</text:span> (Opensource.com)</text:p>
      <text:p text:style-name="Front_20_Subtitle">From <text:span text:style-name="T38">the open organization community</text:span></text:p>
      <text:p text:style-name="P213"><text:span text:style-name="Emphasis"><text:span text:style-name="T1">The Open Organization Leaders Manual: A handbook for building innovative and engaged teams </text:span></text:span><text:span text:style-name="T12">(Opensource.com)</text:span></text:p>
      <text:p text:style-name="P212"/>
      <text:p text:style-name="P212"><text:span text:style-name="Emphasis">The Open Organization Guide to IT Culture Change: Open Principles and Practices for a More Innovative IT Department</text:span> <text:span text:style-name="T3">(Opensource.com)</text:span></text:p>
      <text:p text:style-name="P212"/>
      <text:p text:style-name="P212"><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12"/>
      <text:p text:style-name="P212">Every week, Opensource.com publishes new stories about the ways open principles help innovative leaders rethink organizational culture and design. Visit opensource.com/open-organization to read more.</text:p>
      <text:p text:style-name="P30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6"><text:a xlink:type="simple" xlink:href="#__RefHeading___Toc2312_1525055821" text:style-name="Index_20_Link" text:visited-style-name="Index_20_Link">Preface<text:tab/>13</text:a></text:p>
          <text:p text:style-name="P297"><text:a xlink:type="simple" xlink:href="#__RefHeading___Toc2314_1525055821" text:style-name="Index_20_Link" text:visited-style-name="Index_20_Link">Bryan Behrenshausen<text:tab/><text:tab/></text:a></text:p>
          <text:p text:style-name="P296"><text:a xlink:type="simple" xlink:href="#__RefHeading___Toc4400_3130673892" text:style-name="Index_20_Link" text:visited-style-name="Index_20_Link">About the cover<text:tab/>16</text:a></text:p>
          <text:p text:style-name="P297"><text:a xlink:type="simple" xlink:href="#__RefHeading___Toc2314_15250558211" text:style-name="Index_20_Link" text:visited-style-name="Index_20_Link">Clara May &amp; Ryan Williams<text:tab/><text:tab/></text:a></text:p>
          <text:p text:style-name="P296"><text:a xlink:type="simple" xlink:href="#__RefHeading___Toc6243_4096846065" text:style-name="Index_20_Link" text:visited-style-name="Index_20_Link">Foreword<text:tab/>18</text:a></text:p>
          <text:p text:style-name="P297"><text:a xlink:type="simple" xlink:href="#__RefHeading___Toc394_2120980716" text:style-name="Index_20_Link" text:visited-style-name="Index_20_Link">Aria F. Chernik<text:tab/><text:tab/></text:a></text:p>
          <text:p text:style-name="P295"><text:a xlink:type="simple" xlink:href="#__RefHeading___Toc2114_518888843" text:style-name="Index_20_Link" text:visited-style-name="Index_20_Link">Visions<text:tab/><text:tab/></text:a></text:p>
          <text:p text:style-name="P296"><text:a xlink:type="simple" xlink:href="#__RefHeading___Toc11289_2537557969" text:style-name="Index_20_Link" text:visited-style-name="Index_20_Link">Economics, openness, and the education system<text:tab/>23</text:a></text:p>
          <text:p text:style-name="P297"><text:a xlink:type="simple" xlink:href="#__RefHeading___Toc11291_2537557969" text:style-name="Index_20_Link" text:visited-style-name="Index_20_Link">Rahul Razdan<text:tab/><text:tab/></text:a></text:p>
          <text:p text:style-name="P296"><text:a xlink:type="simple" xlink:href="#__RefHeading___Toc3252_2385792462" text:style-name="Index_20_Link" text:visited-style-name="Index_20_Link">Truly open education will require sweeping changes<text:tab/>32</text:a></text:p>
          <text:p text:style-name="P297"><text:a xlink:type="simple" xlink:href="#__RefHeading___Toc11291_25375579691" text:style-name="Index_20_Link" text:visited-style-name="Index_20_Link">Adam Haigler<text:tab/><text:tab/></text:a></text:p>
          <text:p text:style-name="P296"><text:a xlink:type="simple" xlink:href="#__RefHeading___Toc4983_980413866" text:style-name="Index_20_Link" text:visited-style-name="Index_20_Link">The future of ethical tech education must be open<text:tab/>39</text:a></text:p>
          <text:p text:style-name="P297"><text:a xlink:type="simple" xlink:href="#__RefHeading___Toc11291_25375579692" text:style-name="Index_20_Link" text:visited-style-name="Index_20_Link">Justin Sherman<text:tab/><text:tab/></text:a></text:p>
          <text:p text:style-name="P296"><text:a xlink:type="simple" xlink:href="#__RefHeading___Toc4985_980413866" text:style-name="Index_20_Link" text:visited-style-name="Index_20_Link">A practical path to open education<text:tab/>48</text:a></text:p>
          <text:p text:style-name="P297"><text:a xlink:type="simple" xlink:href="#__RefHeading___Toc11291_25375579693" text:style-name="Index_20_Link" text:visited-style-name="Index_20_Link">Dan McGuire<text:tab/><text:tab/></text:a></text:p>
          <text:p text:style-name="P296"><text:a xlink:type="simple" xlink:href="#__RefHeading___Toc11689_2797622010" text:style-name="Index_20_Link" text:visited-style-name="Index_20_Link">Can schools be agile?<text:tab/>60</text:a></text:p>
          <text:p text:style-name="P297"><text:a xlink:type="simple" xlink:href="#__RefHeading___Toc11691_2797622010" text:style-name="Index_20_Link" text:visited-style-name="Index_20_Link">Ben Owens<text:tab/><text:tab/></text:a></text:p>
          <text:p text:style-name="P296"><text:a xlink:type="simple" xlink:href="#__RefHeading___Toc6467_1673353014" text:style-name="Index_20_Link" text:visited-style-name="Index_20_Link">M-learning and beyond<text:tab/>66</text:a></text:p>
          <text:p text:style-name="P297"><text:a xlink:type="simple" xlink:href="#__RefHeading___Toc11291_253755796933" text:style-name="Index_20_Link" text:visited-style-name="Index_20_Link">Jim Hall<text:tab/><text:tab/></text:a></text:p>
          <text:p text:style-name="P296"><text:a xlink:type="simple" xlink:href="#__RefHeading___Toc3660_3018102180" text:style-name="Index_20_Link" text:visited-style-name="Index_20_Link">The most valuable cybersecurity education is an open one<text:tab/>71</text:a></text:p>
          <text:p text:style-name="P297"><text:a xlink:type="simple" xlink:href="#__RefHeading___Toc11291_2537557969331" text:style-name="Index_20_Link" text:visited-style-name="Index_20_Link">Brandon Dixon &amp; Randall Joyce<text:tab/><text:tab/></text:a></text:p>
          <text:p text:style-name="P296"><text:a xlink:type="simple" xlink:href="#__RefHeading___Toc3662_3018102180" text:style-name="Index_20_Link" text:visited-style-name="Index_20_Link">Rethinking assessment in an open, peeragogical learning environment<text:tab/>78</text:a></text:p>
          <text:p text:style-name="P297"><text:a xlink:type="simple" xlink:href="#__RefHeading___Toc11291_2537557969332" text:style-name="Index_20_Link" text:visited-style-name="Index_20_Link">David Preston<text:tab/><text:tab/></text:a></text:p>
          <text:p text:style-name="P296"><text:a xlink:type="simple" xlink:href="#__RefHeading___Toc3401_169002272" text:style-name="Index_20_Link" text:visited-style-name="Index_20_Link">Three ways university classrooms can be more open<text:tab/>86</text:a></text:p>
          <text:p text:style-name="P297"><text:a xlink:type="simple" xlink:href="#__RefHeading___Toc11291_253755796911" text:style-name="Index_20_Link" text:visited-style-name="Index_20_Link">Susie Choi<text:tab/><text:tab/></text:a></text:p>
          <text:p text:style-name="P296"><text:a xlink:type="simple" xlink:href="#__RefHeading___Toc3403_169002272" text:style-name="Index_20_Link" text:visited-style-name="Index_20_Link">Open education is more than open content<text:tab/>91</text:a></text:p>
          <text:p text:style-name="P297"><text:a xlink:type="simple" xlink:href="#__RefHeading___Toc11291_253755796912" text:style-name="Index_20_Link" text:visited-style-name="Index_20_Link">Jim Whitehurst<text:tab/><text:tab/></text:a></text:p>
          <text:p text:style-name="P295"><text:soft-page-break/><text:a xlink:type="simple" xlink:href="#__RefHeading___Toc11329_2537557969" text:style-name="Index_20_Link" text:visited-style-name="Index_20_Link">Case Studies<text:tab/><text:tab/></text:a></text:p>
          <text:p text:style-name="P296"><text:a xlink:type="simple" xlink:href="#__RefHeading___Toc12656_2797622010" text:style-name="Index_20_Link" text:visited-style-name="Index_20_Link">A hybrid model of open source in academics: The Rensselaer Center for Open Source<text:tab/>98</text:a></text:p>
          <text:p text:style-name="P297"><text:a xlink:type="simple" xlink:href="#__RefHeading___Toc12658_2797622010" text:style-name="Index_20_Link" text:visited-style-name="Index_20_Link">Wesley Turner, David Goldschmidt &amp; Mukkai Krishnamoorthy<text:tab/><text:tab/></text:a></text:p>
          <text:p text:style-name="P296"><text:a xlink:type="simple" xlink:href="#__RefHeading___Toc4551_3839078803" text:style-name="Index_20_Link" text:visited-style-name="Index_20_Link">Teaching students to critically evaluate textbooks<text:tab/>109</text:a></text:p>
          <text:p text:style-name="P297"><text:a xlink:type="simple" xlink:href="#__RefHeading___Toc11291_2537557969312" text:style-name="Index_20_Link" text:visited-style-name="Index_20_Link">Christopher McHale, Ian McDermott &amp; Steven Ovadia<text:tab/><text:tab/></text:a></text:p>
          <text:p text:style-name="P296"><text:a xlink:type="simple" xlink:href="#__RefHeading___Toc1915_2434698073" text:style-name="Index_20_Link" text:visited-style-name="Index_20_Link">What happened when I let my students fork the syllabus<text:tab/>118</text:a></text:p>
          <text:p text:style-name="P297"><text:a xlink:type="simple" xlink:href="#__RefHeading___Toc11291_2537557969311" text:style-name="Index_20_Link" text:visited-style-name="Index_20_Link">Heidi Ellis<text:tab/><text:tab/></text:a></text:p>
          <text:p text:style-name="P296"><text:a xlink:type="simple" xlink:href="#__RefHeading___Toc21626_3512989452" text:style-name="Index_20_Link" text:visited-style-name="Index_20_Link">An open process for discovering our school's core values<text:tab/>126</text:a></text:p>
          <text:p text:style-name="P297"><text:a xlink:type="simple" xlink:href="#__RefHeading___Toc21628_3512989452" text:style-name="Index_20_Link" text:visited-style-name="Index_20_Link">Beth Anderson<text:tab/><text:tab/></text:a></text:p>
          <text:p text:style-name="P296"><text:a xlink:type="simple" xlink:href="#__RefHeading___Toc5594_2546339137" text:style-name="Index_20_Link" text:visited-style-name="Index_20_Link">5PH1NX: 5tudent Peer Heuristic for 1Nformation Xchange (a slightly transmedia use case in Open Source Learning and peeragogical assessment)<text:tab/>133</text:a></text:p>
          <text:p text:style-name="P297"><text:a xlink:type="simple" xlink:href="#__RefHeading___Toc11291_25375579693321" text:style-name="Index_20_Link" text:visited-style-name="Index_20_Link">David Preston<text:tab/><text:tab/></text:a></text:p>
          <text:p text:style-name="P296"><text:a xlink:type="simple" xlink:href="#__RefHeading___Toc10308_1036237620" text:style-name="Index_20_Link" text:visited-style-name="Index_20_Link">The open schoolhouse: Culture, praxis, empowerment<text:tab/>144</text:a></text:p>
          <text:p text:style-name="P297"><text:a xlink:type="simple" xlink:href="#__RefHeading___Toc11291_25375579693111" text:style-name="Index_20_Link" text:visited-style-name="Index_20_Link">Charlie Reisinger<text:tab/><text:tab/></text:a></text:p>
          <text:p text:style-name="P296"><text:a xlink:type="simple" xlink:href="#__RefHeading___Toc3035_1792337416" text:style-name="Index_20_Link" text:visited-style-name="Index_20_Link">Flip the script: An open community of practice at the student help desk<text:tab/>150</text:a></text:p>
          <text:p text:style-name="P297"><text:a xlink:type="simple" xlink:href="#__RefHeading___Toc11291_253755796931112" text:style-name="Index_20_Link" text:visited-style-name="Index_20_Link">Maxwell Bushong<text:tab/><text:tab/></text:a></text:p>
          <text:p text:style-name="P296"><text:a xlink:type="simple" xlink:href="#__RefHeading___Toc3037_1792337416" text:style-name="Index_20_Link" text:visited-style-name="Index_20_Link">Open education has a POSSE<text:tab/>157</text:a></text:p>
          <text:p text:style-name="P297"><text:a xlink:type="simple" xlink:href="#__RefHeading___Toc11291_253755796931113" text:style-name="Index_20_Link" text:visited-style-name="Index_20_Link">Shobha Tyagi<text:tab/><text:tab/></text:a></text:p>
          <text:p text:style-name="P296"><text:a xlink:type="simple" xlink:href="#__RefHeading___Toc2373_848053758" text:style-name="Index_20_Link" text:visited-style-name="Index_20_Link">Confronting linguistic bias: The case for an open human language<text:tab/>164</text:a></text:p>
          <text:p text:style-name="P297"><text:a xlink:type="simple" xlink:href="#__RefHeading___Toc11291_253755796931111" text:style-name="Index_20_Link" text:visited-style-name="Index_20_Link">Race MoChridhe<text:tab/><text:tab/></text:a></text:p>
          <text:p text:style-name="P296"><text:a xlink:type="simple" xlink:href="#__RefHeading___Toc10197_1036237620" text:style-name="Index_20_Link" text:visited-style-name="Index_20_Link">Crowdsourcing our way to a campus IT plan<text:tab/>172</text:a></text:p>
          <text:p text:style-name="P297"><text:a xlink:type="simple" xlink:href="#__RefHeading___Toc10199_1036237620" text:style-name="Index_20_Link" text:visited-style-name="Index_20_Link">Curtis A. Carver<text:tab/><text:tab/></text:a></text:p>
          <text:p text:style-name="P296"><text:a xlink:type="simple" xlink:href="#__RefHeading___Toc13369_3512989452" text:style-name="Index_20_Link" text:visited-style-name="Index_20_Link">How our organization works openly to make education accessible<text:tab/>178</text:a></text:p>
          <text:p text:style-name="P297"><text:a xlink:type="simple" xlink:href="#__RefHeading___Toc11291_253755796932" text:style-name="Index_20_Link" text:visited-style-name="Index_20_Link">Tanner Johnson<text:tab/><text:tab/></text:a></text:p>
          <text:p text:style-name="P296"><text:a xlink:type="simple" xlink:href="#__RefHeading___Toc1892_2434698073" text:style-name="Index_20_Link" text:visited-style-name="Index_20_Link">Making computer science curricula as adaptable as our code<text:tab/>188</text:a></text:p>
          <text:p text:style-name="P297"><text:a xlink:type="simple" xlink:href="#__RefHeading___Toc11291_2537557969321" text:style-name="Index_20_Link" text:visited-style-name="Index_20_Link">Amarachi Achonu<text:tab/><text:tab/></text:a></text:p>
          <text:p text:style-name="P295"><text:soft-page-break/><text:a xlink:type="simple" xlink:href="#__RefHeading___Toc588_2023088379" text:style-name="Index_20_Link" text:visited-style-name="Index_20_Link">Activities<text:tab/><text:tab/></text:a></text:p>
          <text:p text:style-name="P296"><text:a xlink:type="simple" xlink:href="#__RefHeading___Toc13371_3512989452" text:style-name="Index_20_Link" text:visited-style-name="Index_20_Link">Making those (dreaded) faculty meetings transparent, collaborative, and effective<text:tab/>194</text:a></text:p>
          <text:p text:style-name="P297"><text:a xlink:type="simple" xlink:href="#__RefHeading___Toc1545_2651233811" text:style-name="Index_20_Link" text:visited-style-name="Index_20_Link">Aria Chernik &amp; Tanner Johnson<text:tab/><text:tab/></text:a></text:p>
          <text:p text:style-name="P296"><text:a xlink:type="simple" xlink:href="#__RefHeading___Toc13375_3512989452" text:style-name="Index_20_Link" text:visited-style-name="Index_20_Link">Digital forensics the open way: A tabletop approach to common scenarios<text:tab/>200</text:a></text:p>
          <text:p text:style-name="P297"><text:a xlink:type="simple" xlink:href="#__RefHeading___Toc1545_26512338111" text:style-name="Index_20_Link" text:visited-style-name="Index_20_Link">Denise Ferebee, Carolyn Butler, Dipankar Dasgupta &amp; Marcus Kelly<text:tab/><text:tab/></text:a></text:p>
          <text:p text:style-name="P296"><text:a xlink:type="simple" xlink:href="#__RefHeading___Toc13379_3512989452" text:style-name="Index_20_Link" text:visited-style-name="Index_20_Link">How to collect feedback from your students (or, how to assess the sting of teenage rejection)<text:tab/>214</text:a></text:p>
          <text:p text:style-name="P297"><text:a xlink:type="simple" xlink:href="#__RefHeading___Toc1545_26512338112" text:style-name="Index_20_Link" text:visited-style-name="Index_20_Link">Charlie Reisinger<text:tab/><text:tab/></text:a></text:p>
          <text:p text:style-name="P296"><text:a xlink:type="simple" xlink:href="#__RefHeading___Toc2784_4119693890" text:style-name="Index_20_Link" text:visited-style-name="Index_20_Link">Performing the collaborative dilemma<text:tab/>218</text:a></text:p>
          <text:p text:style-name="P297"><text:a xlink:type="simple" xlink:href="#__RefHeading___Toc11456_253755796911" text:style-name="Index_20_Link" text:visited-style-name="Index_20_Link">Gina Likins<text:tab/><text:tab/></text:a></text:p>
          <text:p text:style-name="P296"><text:a xlink:type="simple" xlink:href="#__RefHeading___Toc13015_2537557969" text:style-name="Index_20_Link" text:visited-style-name="Index_20_Link">Open organizations on Mars<text:tab/>230</text:a></text:p>
          <text:p text:style-name="P297"><text:a xlink:type="simple" xlink:href="#__RefHeading___Toc13017_2537557969" text:style-name="Index_20_Link" text:visited-style-name="Index_20_Link">Heidi Ellis<text:tab/><text:tab/></text:a></text:p>
          <text:p text:style-name="P296"><text:a xlink:type="simple" xlink:href="#__RefHeading___Toc6122_4096846065" text:style-name="Index_20_Link" text:visited-style-name="Index_20_Link">Afterword<text:tab/>235</text:a></text:p>
          <text:p text:style-name="P297"><text:a xlink:type="simple" xlink:href="#__RefHeading___Toc394_21209807161" text:style-name="Index_20_Link" text:visited-style-name="Index_20_Link">Ben Owens<text:tab/><text:tab/></text:a></text:p>
          <text:p text:style-name="P295"><text:a xlink:type="simple" xlink:href="#__RefHeading___Toc822_1232125672" text:style-name="Index_20_Link" text:visited-style-name="Index_20_Link">Appendix<text:tab/><text:tab/></text:a></text:p>
          <text:p text:style-name="P296"><text:a xlink:type="simple" xlink:href="#__RefHeading___Toc13383_3512989452" text:style-name="Index_20_Link" text:visited-style-name="Index_20_Link">The Open Organization Definition<text:tab/>240</text:a></text:p>
          <text:p text:style-name="P297"><text:a xlink:type="simple" xlink:href="#__RefHeading___Toc5173_772903223" text:style-name="Index_20_Link" text:visited-style-name="Index_20_Link">The Open Organization Ambassadors<text:tab/><text:tab/></text:a></text:p>
          <text:p text:style-name="P295"><text:a xlink:type="simple" xlink:href="#__RefHeading___Toc842_1232125672" text:style-name="Index_20_Link" text:visited-style-name="Index_20_Link">Learn More<text:tab/><text:tab/></text:a></text:p>
          <text:p text:style-name="P296"><text:a xlink:type="simple" xlink:href="#__RefHeading___Toc2382_190016556" text:style-name="Index_20_Link" text:visited-style-name="Index_20_Link">Additional resources<text:tab/>248</text:a></text:p>
          <text:p text:style-name="P296"><text:a xlink:type="simple" xlink:href="#__RefHeading___Toc13385_3512989452" text:style-name="Index_20_Link" text:visited-style-name="Index_20_Link">Get involved<text:tab/>249</text:a></text:p>
        </text:index-body>
      </text:table-of-content>
      <text:p text:style-name="P4"/>
      <text:h text:style-name="P230" text:outline-level="2"/>
      <text:h text:style-name="P234" text:outline-level="2"><text:bookmark-start text:name="__RefHeading___Toc2312_1525055821"/>Preface<text:bookmark-end text:name="__RefHeading___Toc2312_1525055821"/></text:h>
      <text:p text:style-name="P188"><text:bookmark-start text:name="__RefHeading___Toc2314_1525055821"/>Bryan Behrenshausen<text:bookmark-end text:name="__RefHeading___Toc2314_1525055821"/></text:p>
      <text:p text:style-name="P158">One of this book's proposed subtitles was "Revolutionizing teaching and learning for a more collaborative future." It certainly was compelling. Who doesn't love a good revolution?</text:p>
      <text:p text:style-name="P85">But like <text:span text:style-name="T129">"</text:span>The Simpsons'<text:span text:style-name="T129">"</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4">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4">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5" text:outline-level="2"><text:bookmark-start text:name="__RefHeading___Toc4400_3130673892"/>About the cover<text:bookmark-end text:name="__RefHeading___Toc4400_3130673892"/></text:h>
      <text:p text:style-name="P190"><text:bookmark-start text:name="__RefHeading___Toc2314_15250558211"/>Clara May &amp; Ryan Williams<text:bookmark-end text:name="__RefHeading___Toc2314_15250558211"/></text:p>
      <text:p text:style-name="P159">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2">When we accepted the challenge of creating a cover for <text:span text:style-name="T15">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6">Coming up with answers, it turns out, was easy when we worked in the open.</text:p>
      <text:p text:style-name="P86">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6">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6">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5">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5">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36" text:outline-level="2"><text:bookmark-start text:name="__RefHeading___Toc6243_4096846065"/>Foreword<text:bookmark-end text:name="__RefHeading___Toc6243_4096846065"/></text:h>
      <text:p text:style-name="P173"><text:bookmark-start text:name="__RefHeading___Toc394_2120980716"/>Aria F. Chernik<text:bookmark-end text:name="__RefHeading___Toc394_2120980716"/></text:p>
      <text:p text:style-name="P162">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2">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3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5" text:outline-level="1"/>
      <text:h text:style-name="P226" text:outline-level="1"><text:bookmark-start text:name="__RefHeading___Toc2114_518888843"/>Visions<text:bookmark-end text:name="__RefHeading___Toc2114_518888843"/></text:h>
      <text:h text:style-name="P237" text:outline-level="2"><text:bookmark-start text:name="__RefHeading___Toc11289_2537557969"/>Economics, openness, and the education system<text:bookmark-end text:name="__RefHeading___Toc11289_2537557969"/></text:h>
      <text:p text:style-name="P16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0">most </text:span>educational institutions build delivery structures to optimize for this scarcity.</text:p>
      <text:p text:style-name="P90"><text:span text:style-name="T131">A</text:span>s one proceeds <text:span text:style-name="T131">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2">b</text:span>ut two points are important to <text:span text:style-name="T51">emphasize</text:span>:</text:p>
      <text:list xml:id="list506924063" text:style-name="L1">
        <text:list-item>
          <text:p text:style-name="P218">Until recently, <text:span text:style-name="T15">this scarcity was reality</text:span>.</text:p>
        </text:list-item>
        <text:list-item>
          <text:p text:style-name="P218">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1"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995594476"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2">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2">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2">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3">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3">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3">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3">al</text:span> intellectual property (IP), standard engagement models for students, and a viable model for early career discovery.</text:p>
      <text:h text:style-name="Heading_20_3" text:outline-level="3">Instruction<text:span text:style-name="T133">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4">and</text:span> structured environments for students (of all ages) to explore careers in a much more meaningful manner. Further<text:span text:style-name="T134">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4">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8" text:outline-level="3">Review and discussion questions</text:h>
      <text:list xml:id="list1319340340" text:style-name="List_20_1">
        <text:list-item>
          <text:p text:style-name="P303">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8">In what ways could open organization </text:span>principles make the traditional model more equitable for all students?</text:p>
        </text:list-item>
        <text:list-item>
          <text:p text:style-name="P303"><text:span text:style-name="T98">Think about the educational organization with which you work most closely. </text:span>In what ways does <text:span text:style-name="T98">that organization </text:span>embrace developments in openness, <text:span text:style-name="T98">digital </text:span>technology, and networking to shift the fundamental paradigm of the industrial model, especially with regard to development and delivery of instructional <text:span text:style-name="T98">materials</text:span> and early career discovery?</text:p>
        </text:list-item>
        <text:list-item>
          <text:p text:style-name="P303"><text:span text:style-name="T98">Rahul</text:span> articulates <text:span text:style-name="T98">a </text:span>problem many students face in high school and college (and probably elsewhere) when operating within a <text:span text:style-name="T98">"</text:span>teacher-as-craftman<text:span text:style-name="T98">"</text:span> system. What specific changes would you recommend <text:span text:style-name="T98"><text:s/>organizations make to continue leveraging teachers' unique skills and talents </text:span>but also <text:span text:style-name="T98">tap</text:span> the principles of openness to eliminate variability and improve consistency?</text:p>
        </text:list-item>
      </text:list>
      <text:h text:style-name="P238" text:outline-level="2"><text:bookmark-start text:name="__RefHeading___Toc3252_2385792462"/>Truly open education will require sweeping changes<text:bookmark-end text:name="__RefHeading___Toc3252_2385792462"/></text:h>
      <text:p text:style-name="P169"><text:bookmark-start text:name="__RefHeading___Toc11291_25375579691"/>Adam Haigler<text:bookmark-end text:name="__RefHeading___Toc11291_25375579691"/></text:p>
      <text:p text:style-name="P152">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5">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6">to </text:span>excellent outcomes. The same could be true for our schools. For example:</text:p>
      <text:list xml:id="list135252654828401" text:continue-list="list299559447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0">See David Preston's contributions to this volume.</text:p></text:note-body></text:note></text:p>
      <text:list xml:id="list2693179199"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7">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7">S</text:span>ince <text:span text:style-name="T137">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7">(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7">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7">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7">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6"><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9" text:outline-level="3">Review and discussion questions</text:h>
      <text:list xml:id="list135253720432995" text:continue-list="list1319340340" text:style-name="List_20_1">
        <text:list-item>
          <text:p text:style-name="P304"><text:span text:style-name="T98">Think about the educational organization with which you work most closely. </text:span>What is <text:span text:style-name="T98">it </text:span>doing to adapt to the changes the author mentions? <text:span text:style-name="T98">I</text:span>s it ensuring that it is <text:span text:style-name="T98">helping students develop </text:span>the skills and dispositions <text:span text:style-name="T98">they need in order </text:span>to thrive in a rapidly changing world?</text:p>
        </text:list-item>
        <text:list-item>
          <text:p text:style-name="P304"><text:span text:style-name="T98">Adam</text:span> mentions three pillars of the Open Way Learning model. Describe the specific ways <text:span text:style-name="T98">your educational organization </text:span>is growing a culture of relentless collaboration, the free and open exchange of ideas <text:span text:style-name="T98">and</text:span> resources, and a systematic approach to innovation.</text:p>
        </text:list-item>
        <text:list-item>
          <text:p text:style-name="P304"><text:span text:style-name="T98">"</text:span>Going open<text:span text:style-name="T98">"</text:span> can <text:span text:style-name="T98">feel</text:span> risky as you <text:span text:style-name="T98">make your work available</text:span> for others to review, critique, and adapt to their own contexts. What steps have you or your organization taken to ensure people are comfortable with the vulnerability this open approach requires?</text:p>
        </text:list-item>
      </text:list>
      <text:h text:style-name="P239"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80"><text:bookmark-start text:name="__RefHeading___Toc11291_25375579692"/>Justin Sherman<text:bookmark-end text:name="__RefHeading___Toc11291_25375579692"/></text:p>
      <text:p text:style-name="P15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2">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0" text:outline-level="3">Review and discussion questions</text:h>
      <text:list xml:id="list135253440267509" text:continue-numbering="true" text:style-name="List_20_1">
        <text:list-item>
          <text:p text:style-name="P305">Justin does not <text:span text:style-name="T127">specifically address </text:span>computer science or other technology educators, but rather argues that all <text:span text:style-name="T127">"</text:span>open-minded teachers<text:span text:style-name="T127">"</text:span> have a responsibility to educate students about <text:span text:style-name="T127">"</text:span>the power and pervasiveness of algorithmic activity.<text:span text:style-name="T127">"</text:span> Why do you think Justin does not limit his call to technology subject matter experts? <text:span text:style-name="T127">How relevant are </text:span>issues of algorithmic justice <text:span text:style-name="T127">to</text:span> the subject<text:span text:style-name="T127">s </text:span>you teach?</text:p>
        </text:list-item>
        <text:list-item>
          <text:p text:style-name="P305">One of the most serious problems facing technology education and design, according to Justin, is lack of inclusivity. How might increasing inclusivity improve artificial intelligence and algorithm<text:span text:style-name="T127">ic design</text:span>? How can a focus on inclusivity <text:span text:style-name="T127">help alter </text:span>what Justin calls <text:span text:style-name="T127">"</text:span>mainstream narratives about technology<text:span text:style-name="T127">"</text:span>?</text:p>
        </text:list-item>
        <text:list-item>
          <text:p text:style-name="P305">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0" text:outline-level="2"><text:bookmark-start text:name="__RefHeading___Toc4985_980413866"/>A practical path to open education<text:bookmark-end text:name="__RefHeading___Toc4985_980413866"/></text:h>
      <text:p text:style-name="P168"><text:bookmark-start text:name="__RefHeading___Toc11291_25375579693"/>Dan McGuire<text:bookmark-end text:name="__RefHeading___Toc11291_25375579693"/></text:p>
      <text:p text:style-name="P15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2"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5253089943368" text:continue-list="list135252654828401"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2">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3"><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3">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1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0" text:outline-level="3">Review and discussion questions</text:h>
      <text:list xml:id="list135253657058239" text:continue-list="list135253440267509" text:style-name="List_20_1">
        <text:list-item>
          <text:p text:style-name="P305">Consider <text:span text:style-name="T100">how Dan</text:span>'s understanding of <text:span text:style-name="T100">"</text:span>openness<text:span text:style-name="T100">"</text:span> evolved <text:span text:style-name="T100">throughout his career and reflect on your own</text:span> open source journey. What major milestones along the way <text:span text:style-name="T101">have</text:span> influenced your practice<text:span text:style-name="T100">s today</text:span>?</text:p>
        </text:list-item>
        <text:list-item>
          <text:p text:style-name="P305"><text:span text:style-name="T100">Dan</text:span> points to a relative lack of understanding of open principles, concepts, and terminology in <text:span text:style-name="T100">the </text:span>schools <text:span text:style-name="T100">with which </text:span>he works. What <text:span text:style-name="T100">has</text:span> your own experience <text:span text:style-name="T100">been in this regard</text:span>? If <text:span text:style-name="T100">it's been </text:span>similar to <text:span text:style-name="T100">Dan's</text:span>, what specific things <text:span text:style-name="T100">might you do to </text:span>raise awareness?</text:p>
        </text:list-item>
        <text:list-item>
          <text:p text:style-name="P306"><text:span text:style-name="T100">Without </text:span>question, open education resources and open platforms can improve students<text:span text:style-name="T100">'</text:span> and teachers<text:span text:style-name="T100">'</text:span> access to high quality instructional materials and resources, thus closing <text:span text:style-name="T100">a</text:span> chronic equity gap. How <text:span text:style-name="T100">is your educational organization </text:span>taking advantage of such resources? <text:span text:style-name="T100">W</text:span>hat can you do to encourage them to do more?</text:p>
        </text:list-item>
      </text:list>
      <text:h text:style-name="P233" text:outline-level="2"><text:bookmark-start text:name="__RefHeading___Toc11689_2797622010"/>Can schools be agile?<text:bookmark-end text:name="__RefHeading___Toc11689_2797622010"/></text:h>
      <text:p text:style-name="P18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35253912498694" text:continue-list="list2693179199"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5">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1" text:outline-level="3">Review and discussion questions</text:h>
      <text:list xml:id="list135252867883527" text:continue-list="list135253657058239" text:style-name="List_20_1">
        <text:list-item>
          <text:p text:style-name="P307"><text:span text:style-name="T100">"</text:span>Why aren't more educational organizations working to create cultures of continuous improvement?<text:span text:style-name="T100">" Ben asks in this chapter.</text:span> He offer<text:span text:style-name="T100">s</text:span> two possible reasons, but <text:span text:style-name="T100">for </text:span>what <text:span text:style-name="Emphasis"><text:span text:style-name="T100">other</text:span></text:span><text:span text:style-name="T100"> </text:span>reasons would you suggest <text:span text:style-name="T100">this is the case</text:span>? How might <text:span text:style-name="T100">you eliminate those </text:span>reasons (or at least <text:span text:style-name="T100">reduce their impact</text:span>) by leveraging <text:span text:style-name="T100">open </text:span>principles?</text:p>
        </text:list-item>
        <text:list-item>
          <text:p text:style-name="P307"><text:span text:style-name="T100">In what </text:span>specific ways <text:span text:style-name="T100">can </text:span>you encourage <text:span text:style-name="T100">your educational organization </text:span>to look beyond the education <text:span text:style-name="T100">field</text:span> for <text:span text:style-name="T100">methods</text:span> <text:span text:style-name="T100">of </text:span>foster<text:span text:style-name="T100">ing</text:span> a culture of continuous improvement?</text:p>
        </text:list-item>
        <text:list-item>
          <text:p text:style-name="P307"><text:span text:style-name="T100">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0" text:outline-level="2"><text:bookmark-start text:name="__RefHeading___Toc6467_1673353014"/>M-learning and beyond<text:bookmark-end text:name="__RefHeading___Toc6467_1673353014"/></text:h>
      <text:p text:style-name="P18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text:span text:style-name="T148">devote</text:span> a year or more <text:span text:style-name="T148">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6">In the 1980s, IBM introduced the IBM 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text:span text:style-name="T149">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49">in</text:span>to the classroom<text:span text:style-name="T149">s</text:span>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text:span text:style-name="T150">During</text:spa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0">both</text:span> the <text:span text:style-name="Emphasis">model</text:span> of e-learning and <text:span text:style-name="T150">the </text:span><text:span text:style-name="Emphasis"><text:span text:style-name="T150">method</text:span></text:span><text:span text:style-name="T150"> of accessing </text:span>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text:span text:style-name="T150">those </text:span>students.</text:p>
      <text:p text:style-name="P11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2" text:outline-level="3">Review and discussion questions</text:h>
      <text:list xml:id="list135254233555338" text:continue-numbering="true" text:style-name="List_20_1">
        <text:list-item>
          <text:p text:style-name="P315">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5">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5">Jim explains how addressing a seemingly simple student need to make learning resource "more mobile" required changes to multiple domains and initiatives—from <text:span text:style-name="T116">campus </text:span>infrastructure to software design to pedagogy <text:span text:style-name="T116">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1" text:outline-level="2"><text:bookmark-start text:name="__RefHeading___Toc3660_3018102180"/>The most valuable cybersecurity education is an open one<text:bookmark-end text:name="__RefHeading___Toc3660_3018102180"/></text:h>
      <text:p text:style-name="P171"><text:bookmark-start text:name="__RefHeading___Toc11291_2537557969331"/>Brandon Dixon &amp; Randall Joyce<text:bookmark-end text:name="__RefHeading___Toc11291_2537557969331"/></text:p>
      <text:p text:style-name="P15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8">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8">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3" text:outline-level="3">Review and discussion questions</text:h>
      <text:list xml:id="list135252854839999" text:continue-numbering="true" text:style-name="List_20_1">
        <text:list-item>
          <text:p text:style-name="P316">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6">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6">Brandon and Randall note that their open approach allows them to "train these students how to train themselves." What does this mean? Would an open approach help your educational organization do the same?</text:p>
        </text:list-item>
      </text:list>
      <text:h text:style-name="P241" text:outline-level="2"><text:bookmark-start text:name="__RefHeading___Toc3662_3018102180"/>Rethinking assessment in an open, peeragogical learning environment<text:bookmark-end text:name="__RefHeading___Toc3662_3018102180"/></text:h>
      <text:p text:style-name="P185"><text:bookmark-start text:name="__RefHeading___Toc11291_2537557969332"/>David Preston<text:bookmark-end text:name="__RefHeading___Toc11291_2537557969332"/></text:p>
      <text:p text:style-name="P15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6">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3" text:outline-level="3">Review and discussion questions</text:h>
      <text:list xml:id="list135253768671501" text:continue-numbering="true" text:style-name="List_20_1">
        <text:list-item>
          <text:p text:style-name="P317">How <text:span text:style-name="T99">is your educational organization bridging </text:span>the gap between the traditional, teacher-centred instruction and assessment model to one that is more collaborative, open, and peer-based?</text:p>
        </text:list-item>
        <text:list-item>
          <text:p text:style-name="P317">What steps can you take to encourage <text:span text:style-name="T99">your educational organization </text:span>to move from an archaic model suited for the industrial age to a "pull based" model, where students have, as <text:span text:style-name="T99">David </text:span>describes, "high standards without standardization" and <text:span text:style-name="T99">are thus </text:span>better able to develop the skills needed in today's innovation economy?</text:p>
        </text:list-item>
        <text:list-item>
          <text:p text:style-name="P317"><text:span text:style-name="T99">David</text:span> offers a compelling case for <text:span text:style-name="T99">several ways</text:span> Open Source Learning can produce a paradigm shift for teachers and students. How can you and your colleagues leverage the principles of openness to build the trust and transparency <text:span text:style-name="T99">necessary for</text:span> <text:span text:style-name="T99">effecting</text:span> <text:span text:style-name="T99">these kinds of changes</text:span> in more classrooms and schools?</text:p>
        </text:list-item>
      </text:list>
      <text:h text:style-name="P242" text:outline-level="2"><text:bookmark-start text:name="__RefHeading___Toc3401_169002272"/><text:span text:style-name="T50">Three </text:span>ways university classrooms can be more open<text:bookmark-end text:name="__RefHeading___Toc3401_169002272"/></text:h>
      <text:p text:style-name="P179"><text:bookmark-start text:name="__RefHeading___Toc11291_253755796911"/>Susie Choi<text:bookmark-end text:name="__RefHeading___Toc11291_253755796911"/></text:p>
      <text:p text:style-name="P14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7">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4" text:outline-level="3">Review and discussion questions</text:h>
      <text:list xml:id="list135253833991465" text:continue-numbering="true" text:style-name="List_20_1">
        <text:list-item>
          <text:p text:style-name="P30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2" text:outline-level="2"><text:bookmark-start text:name="__RefHeading___Toc3403_169002272"/>Open education is more than open content<text:bookmark-end text:name="__RefHeading___Toc3403_169002272"/></text:h>
      <text:p text:style-name="P176"><text:bookmark-start text:name="__RefHeading___Toc11291_253755796912"/>Jim Whitehurst<text:bookmark-end text:name="__RefHeading___Toc11291_253755796912"/></text:p>
      <text:p text:style-name="P14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5253904544211" text:continue-list="list13525308994336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7">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4" text:outline-level="3">Review and discussion questions</text:h>
      <text:list xml:id="list135253375002963" text:continue-list="list135253833991465" text:style-name="List_20_1">
        <text:list-item>
          <text:p text:style-name="Activity_20_Body">Jim explains that the purpose of education during the Industrial <text:span text:style-name="T128">Age</text:span> was to prepare students "to perform rote tasks repeatedly in closed organizations with little contextual perspective," and that this purpose is outmoded in today's world. In what ways is the <text:span text:style-name="T128">i</text:span>ndustrial model of education outmoded? What <text:span text:style-name="T128">is the purpose of education today? </text:span>Do you think your organization is successfully meeting this purpose?</text:p>
        </text:list-item>
        <text:list-item>
          <text:p text:style-name="P308">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8">Jim observes that "most traditional educational organizations aren't inclined toward sharing." What examples <text:span text:style-name="T128">does he give </text:span>to support this statement? <text:span text:style-name="T128">Does your educational organization value </text:span>collaborative academic work <text:span text:style-name="T128">between</text:span> educators? <text:span text:style-name="T128">Between </text:span>students?</text:p>
        </text:list-item>
      </text:list>
      <text:h text:style-name="P227" text:outline-level="1"><text:bookmark-start text:name="__RefHeading___Toc11329_2537557969"/>Case Studies<text:bookmark-end text:name="__RefHeading___Toc11329_2537557969"/></text:h>
      <text:h text:style-name="P233"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7">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35253608312479" text:continue-list="list13525390454421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6"><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7">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2"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2"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2"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7">a</text:span>uthored <text:span text:style-name="T97">p</text:span>rojects</text:h>
      <text:p text:style-name="Text_20_body">Projects at RCOS span a wide variety of topics and have life spans from one semester to several years (and ongoing). Sample projects include:</text:p>
      <text:list xml:id="list135253555863741"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7">y</text:span><text:span text:style-name="T97"><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5" text:outline-level="3">Review and discussion questions</text:h>
      <text:list xml:id="list135254372759431" text:continue-list="list135253375002963" text:style-name="List_20_1">
        <text:list-item>
          <text:p text:style-name="P318">RCOS <text:span text:style-name="T117">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9">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9">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3" text:outline-level="2"><text:bookmark-start text:name="__RefHeading___Toc4551_3839078803"/>Teaching students to critically evaluate textbooks<text:bookmark-end text:name="__RefHeading___Toc4551_3839078803"/></text:h>
      <text:p text:style-name="P172"><text:bookmark-start text:name="__RefHeading___Toc11291_2537557969312"/>Christopher McHale, Ian McDermott <text:span text:style-name="T81">&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35253278266731" text:continue-list="list135253555863741"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he <text:span text:style-name="T80">URL</text:span> to a folder of documents when a semester has concluded. Just <text:span text:style-name="Emphasis">getting</text:span> to the "upload" and "sharing" stages takes a good deal of time.</text:p>
      <text:h text:style-name="P263"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1">Christopher J. McHale is Associate Professor and Access Services Librarian at LaGuardia Community College, City University of New York. He served as principal investigator of the grant project described in this case study.</text:p>
      <text:p text:style-name="P121"/>
      <text:p text:style-name="P121"><text:soft-page-break/>Ian McDermott is Associate Professor and Coordinator of Instruction at LaGuardia Community College, where he serves as the Library's OER lead. He is particularly interested in exploring the intersection of OER and critical pedagogy.</text:p>
      <text:p text:style-name="P121">Steven Ovadia is Professor and Deputy Chief Librarian at LaGuardia Community College. His research centers around how people use technology.</text:p>
      <text:h text:style-name="P286" text:outline-level="3">Review and discussion questions</text:h>
      <text:list xml:id="list135253564768969" text:continue-list="list135254372759431" text:style-name="List_20_1">
        <text:list-item>
          <text:p text:style-name="P309">The authors wanted to bring students into the process of evaluating how textbooks are working (and not working) for <text:span text:style-name="T119">them</text:span>. Do you think faculty at your own <text:span text:style-name="T119">educational </text:span>organization would <text:span text:style-name="T119">object to </text:span>the idea of opening textbook selection and evaluation to students? Why or why not? What strategies <text:span text:style-name="T119">could </text:span>could use to help faculty appreciate the need for a more collaborative approach to selecting texts?</text:p>
        </text:list-item>
        <text:list-item>
          <text:p text:style-name="P309">The authors raise the issue of <text:span text:style-name="T119">"</text:span>textbook economics,<text:span text:style-name="T119">"</text:span> noting that even though OER have a favorable price, some students would opt to pay for commercial textbooks because of the features these texts offer. <text:span text:style-name="T119">In your opinion, w</text:span>hat kinds of <text:span text:style-name="T119">textbook </text:span>features are worth paying for? What do these features add to the learning process? <text:span text:style-name="T119">How might you </text:span>replicate or improve upon these features in OER?</text:p>
        </text:list-item>
        <text:list-item>
          <text:p text:style-name="P309">While the idea of <text:span text:style-name="T119">opening </text:span>the processes and products of the authors<text:span text:style-name="T119">'</text:span> seminar project was a powerful one, the authors explain that ultimately continuing the project proved unsustainable. Why? Do these problems related to sustainability resonate with your own efforts to <text:span text:style-name="T119">"</text:span>go open<text:span text:style-name="T119">"</text:span>? What strategies <text:span text:style-name="T119">might help you solve </text:span>these problems?</text:p>
        </text:list-item>
      </text:list>
      <text:h text:style-name="P252" text:outline-level="2"><text:bookmark-start text:name="__RefHeading___Toc1915_2434698073"/>What happened when I let my students fork the syllabus<text:bookmark-end text:name="__RefHeading___Toc1915_2434698073"/></text:h>
      <text:p text:style-name="P178"><text:bookmark-start text:name="__RefHeading___Toc11291_2537557969311"/>Heidi Ellis<text:bookmark-end text:name="__RefHeading___Toc11291_2537557969311"/></text:p>
      <text:p text:style-name="P148">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5253634353437" text:continue-list="list135253278266731"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35252950283330"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35253063923701"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7" text:outline-level="3">Review and discussion questions</text:h>
      <text:list xml:id="list135252731285266" text:continue-list="list135253564768969" text:style-name="List_20_1">
        <text:list-item>
          <text:p text:style-name="P314">Heidi <text:span text:style-name="T125">found</text:span> a direct connection between student engagement and what she calls an <text:span text:style-name="T125">"</text:span>open approach<text:span text:style-name="T125">"</text:span> to learning. What examples <text:span text:style-name="T125">does she offer to </text:span>demonstrate this connection? <text:span text:style-name="T125">To successfully increase student engagement in your educational organization, w</text:span>hat strategies have you tried? Do any of these strategies integrate open principles?</text:p>
        </text:list-item>
        <text:list-item>
          <text:p text:style-name="P320">Community is <text:span text:style-name="T125">one</text:span> essential principle of an open organization. Heidi talks about how an emphasis on community not only engaged her students in the learning process, but <text:span text:style-name="T125">also </text:span>taught her valuable lessons as well. What did Heidi learn about the community norms of her students? How did Heidi and her students resolve differences in these norms?</text:p>
        </text:list-item>
        <text:list-item>
          <text:p text:style-name="Activity_20_Body"><text:span text:style-name="T125">When Heidi</text:span> invited her students to collaborate in co-constructi<text:span text:style-name="T125">ng</text:span> important course documents <text:span text:style-name="T125">(</text:span>like the disruption policy and the policy regarding work submitted late<text:span text:style-name="T125">)</text:span> on GitHub, only a very small number of students forked the documents and made changes. Why do you think more students did not engage in this collaborative process? Do you think the complexity of the technology (in this case GitHub) got in <text:span text:style-name="T126">their</text:span> way? What other <text:span text:style-name="T127">(perhaps lower-tech) </text:span>solutions might <text:span text:style-name="T127">you use </text:span>to catalyze robust collaboration <text:span text:style-name="T127">in your own classroom or educational organization</text:span>?</text:p>
        </text:list-item>
      </text:list>
      <text:h text:style-name="P233"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1">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1">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1">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1">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09">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5253982140621" text:continue-list="list13525306392370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1">Learning </text:span>Center in Durham, North Carolina. The Hill Center is a private-public, K‒12 model that serves students who are struggling academically—especially those with learning differences and attention challenges—and their teachers.</text:p>
      <text:h text:style-name="P288" text:outline-level="3">Review and discussion questions</text:h>
      <text:list xml:id="list135252787914171" text:continue-list="list135252731285266" text:style-name="List_20_1">
        <text:list-item>
          <text:p text:style-name="P310"><text:span text:style-name="T110">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0">y</text:span>our education organization lose if its longest-serving members left tomorrow? How might you begin archiving and preserving this knowledge? <text:span text:style-name="T110">How would future members of the organizational community benefit from it?</text:span></text:p>
        </text:list-item>
        <text:list-item>
          <text:p text:style-name="P310">Beth notes that her decision to "open up" the process of crafting Hill Learning Center's core values engaged <text:span text:style-name="T110">faculty who </text:span>had <text:span text:style-name="T110">otherwise </text:span>not <text:span text:style-name="T110">paid </text:span>much attention to the effort. <text:span text:style-name="T110">W</text:span>ould taking a<text:span text:style-name="T110">n</text:span> open approach to one of your organization's initiatives activate passionate participation from stakeholders? And would that participation influence the results of your work?</text:p>
        </text:list-item>
        <text:list-item>
          <text:p text:style-name="P310">"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4" text:outline-level="2"><text:bookmark-start text:name="__RefHeading___Toc5594_2546339137"/>5PH1NX: 5tudent Peer Heuristic for 1Nformation Xchange (a slightly transmedia use case in <text:span text:style-name="T90">O</text:span>pen <text:span text:style-name="T90">S</text:span>ource <text:span text:style-name="T90">L</text:span>earning and <text:span text:style-name="T90">p</text:span>eeragogical assessment)<text:bookmark-end text:name="__RefHeading___Toc5594_2546339137"/></text:h>
      <text:p text:style-name="P186"><text:bookmark-start text:name="__RefHeading___Toc11291_25375579693321"/>David Preston<text:bookmark-end text:name="__RefHeading___Toc11291_25375579693321"/></text:p>
      <text:p text:style-name="P157">On Monday, April 2, 2011, students in three English classes at a California public high school discovered anomalies in the day's entry on their course blog. The date was wrong and the journal topic was this:</text:p>
      <text:p text:style-name="P216"><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2">"</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35253151172558" text:continue-list="list135253982140621"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3">f</text:span>itness, physical <text:span text:style-name="T93">f</text:span>itness, spiritual <text:span text:style-name="T93">f</text:span>itness, civic <text:span text:style-name="T93">f</text:span>itness, and technological <text:span text:style-name="T93">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4"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2">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2">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4">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9">David R. Preston, Ph.D. <text:span text:style-name="T94">(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4">H</text:span>e continues to mentor teachers and teach high school courses on California's Central Coast.</text:p>
      <text:h text:style-name="P289" text:outline-level="3">Review and discussion questions</text:h>
      <text:list xml:id="list135254412303117" text:continue-list="list135252787914171" text:style-name="List_20_1">
        <text:list-item>
          <text:p text:style-name="P321">"Heroes don't respond to syllab<text:span text:style-name="T113">i," David writes.</text:span> <text:span text:style-name="T113">"</text:span>They respond to calls to adventure.<text:span text:style-name="T113">" What's the difference between a syllabus and an adventure? How might you incorporate that distinction into your own work?</text:span></text:p>
        </text:list-item>
        <text:list-item>
          <text:p text:style-name="P322">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2">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5">in order </text:span>to enact it?</text:p>
        </text:list-item>
      </text:list>
      <text:h text:style-name="P245" text:outline-level="2"><text:bookmark-start text:name="__RefHeading___Toc10308_1036237620"/>The open schoolhouse: Culture, praxis, empowerment<text:bookmark-end text:name="__RefHeading___Toc10308_1036237620"/></text:h>
      <text:p text:style-name="P181"><text:bookmark-start text:name="__RefHeading___Toc11291_25375579693111"/>Charlie Reisinger<text:bookmark-end text:name="__RefHeading___Toc11291_25375579693111"/></text:p>
      <text:p text:style-name="P14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101">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3">him</text:span> on Twitter <text:span text:style-name="T57">at</text:span> @charlie3.</text:p>
      <text:h text:style-name="P290" text:outline-level="3">Review and discussion questions</text:h>
      <text:list xml:id="list135253690726216" text:continue-numbering="true" text:style-name="List_20_1">
        <text:list-item>
          <text:p text:style-name="P323">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5">in order </text:span>to cultivate those connections and build that trust?</text:p>
        </text:list-item>
        <text:list-item>
          <text:p text:style-name="P324">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5">In Charlie's school, <text:span text:style-name="T104">"e</text:span>ach student has root access on their school-issued Linux laptop<text:span text:style-name="T104">"—the ultimate form of control over this tool. In what ways could your educational organization empower stakeholders with greater forms of control? How would this impact levels of trust and collaboration at your organization?</text:span></text:p>
        </text:list-item>
      </text:list>
      <text:h text:style-name="P246" text:outline-level="2"><text:bookmark-start text:name="__RefHeading___Toc3035_1792337416"/>Flip the script: An open community of practice at the student help desk<text:bookmark-end text:name="__RefHeading___Toc3035_1792337416"/></text:h>
      <text:p text:style-name="P170"><text:bookmark-start text:name="__RefHeading___Toc11291_253755796931112"/>Maxwell Bushong<text:bookmark-end text:name="__RefHeading___Toc11291_253755796931112"/></text:p>
      <text:p text:style-name="P15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101">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4">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1" text:outline-level="3">Review and discussion questions</text:h>
      <text:list xml:id="list135254171035672" text:continue-numbering="true" text:style-name="List_20_1">
        <text:list-item>
          <text:p text:style-name="P326">According to Maxwell, what are the principal benefits of empowering students to play a larger role in shaping their educational experiences? Would doing the same in your organization have the same benefits—or additional ones?</text:p>
        </text:list-item>
        <text:list-item>
          <text:p text:style-name="P327">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6">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3" text:outline-level="2"><text:bookmark-start text:name="__RefHeading___Toc3037_1792337416"/>Open education has a POSSE<text:bookmark-end text:name="__RefHeading___Toc3037_1792337416"/></text:h>
      <text:p text:style-name="P17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9">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5"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3"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3"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3"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3">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1" text:outline-level="3">Review and discussion questions</text:h>
      <text:list xml:id="list135253721916979" text:continue-numbering="true" text:style-name="List_20_1">
        <text:list-item>
          <text:p text:style-name="P311">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1">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1">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7" text:outline-level="2"><text:bookmark-start text:name="__RefHeading___Toc2373_848053758"/>Confronting linguistic bias: The case for an open human language<text:bookmark-end text:name="__RefHeading___Toc2373_848053758"/></text:h>
      <text:p text:style-name="P167"><text:bookmark-start text:name="__RefHeading___Toc11291_253755796931111"/>Race MoChridhe<text:bookmark-end text:name="__RefHeading___Toc11291_253755796931111"/></text:p>
      <text:p text:style-name="P15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2" text:outline-level="3">Review and discussion questions</text:h>
      <text:list xml:id="list135252948206103" text:continue-numbering="true" text:style-name="List_20_1">
        <text:list-item>
          <text:p text:style-name="P328">Do you feel linguistic issues inhibit use of your educational organization's materials? If so, how might you begin addressing this issue?</text:p>
        </text:list-item>
        <text:list-item>
          <text:p text:style-name="P328">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8">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3"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5254759838397" text:continue-list="list135253151172558"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5254478597612" text:continue-list="list135253912498694"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3" text:outline-level="3">Review and discussion questions</text:h>
      <text:list xml:id="list135254036461756" text:continue-list="list135252948206103" text:style-name="List_20_1">
        <text:list-item>
          <text:p text:style-name="P329">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9">Could you "open up" critical decision making processes in your educational organization? What would you do? How would you start?</text:p>
        </text:list-item>
        <text:list-item>
          <text:p text:style-name="P329">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8" text:outline-level="2"><text:bookmark-start text:name="__RefHeading___Toc13369_3512989452"/>How our <text:span text:style-name="T123">organization</text:span> works openly to make education accessible<text:bookmark-end text:name="__RefHeading___Toc13369_3512989452"/></text:h>
      <text:p text:style-name="P177"><text:bookmark-start text:name="__RefHeading___Toc11291_253755796932"/>Tanner Johnson<text:bookmark-end text:name="__RefHeading___Toc11291_253755796932"/></text:p>
      <text:p text:style-name="P145">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2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3" text:outline-level="3">Review and discussion questions</text:h>
      <text:list xml:id="list135253259265721" text:continue-numbering="true" text:style-name="List_20_1">
        <text:list-item>
          <text:p text:style-name="P330">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1">"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2"><text:span text:style-name="T128">"</text:span>Regardless of whether you work,<text:span text:style-name="T128">" Tanner argues, "</text:span>principles like transparency and community are almost always the best foundation for a successful organization.<text:span text:style-name="T128">" Do you agree? Can you think of instances in which this isn't the case? Why or why not?</text:span></text:p>
        </text:list-item>
      </text:list>
      <text:h text:style-name="P249" text:outline-level="2"><text:bookmark-start text:name="__RefHeading___Toc1892_2434698073"/>Making computer science curricula as adaptable as our code<text:bookmark-end text:name="__RefHeading___Toc1892_2434698073"/></text:h>
      <text:p text:style-name="P166"><text:bookmark-start text:name="__RefHeading___Toc11291_2537557969321"/>Amarachi Achonu<text:bookmark-end text:name="__RefHeading___Toc11291_2537557969321"/></text:p>
      <text:p text:style-name="P14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1</text:note-citation><text:note-body><text:p text:style-name="P103">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1">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2">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2">for</text:span> adapt<text:span text:style-name="T142">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2">she began</text:span> working <text:span text:style-name="T142">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3">remaining</text:span> attentive and engaged <text:span text:style-name="T143">in the work</text:span>. On the other hand, another group of students seemed to have more trouble focusing in the classroom—or even being motivated to engage with <text:span text:style-name="T143">computer science </text:span>topics <text:span text:style-name="T143">or </text:span>skills <text:span text:style-name="T143">to begin with</text:span>. Witnessing <text:soft-page-break/>this difference among students, <text:span text:style-name="T143">Barton saw how </text:span>important <text:span text:style-name="T143">it is for </text:span>curriculum <text:span text:style-name="T143">to be </text:span>adaptable in multiple ways <text:span text:style-name="T143">so </text:span>students <text:span text:style-name="T143">could engage with it </text:span>at their <text:span text:style-name="T143">respective </text:span>level<text:span text:style-name="T143">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4">on</text:span> these subtleties allows <text:span text:style-name="T144">for </text:span>the possibility of applying different strateg<text:span text:style-name="T144">ies</text:span>, and these changes are <text:span text:style-name="T144">then </text:span>applied to <text:span text:style-name="T144">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4">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4">those </text:span>curricul<text:span text:style-name="T144">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4">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4">a</text:span> across disciplines.</text:p>
      <text:p text:style-name="P10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4" text:outline-level="3">Review and discussion questions</text:h>
      <text:list xml:id="list135254567212961" text:continue-numbering="true" text:style-name="List_20_1">
        <text:list-item>
          <text:p text:style-name="P313">Amarachi notes that integrating open source practices into curriculum development is key to making <text:span text:style-name="T145">curricula</text:span> adaptable for different students. What are some of these practices? What is the relationship between these practices and <text:span text:style-name="T120">more malleable curricula</text:span>?</text:p>
        </text:list-item>
        <text:list-item>
          <text:p text:style-name="P313">Although <text:span text:style-name="T120">it's</text:span> easy to see the advantages of personalizing computer science curricula through what Amarachi calls the "back-and-forth" iterative process of curriculum development, would this kind of process work at your own <text:span text:style-name="T120">educational </text:span>organization? What roadblocks <text:span text:style-name="T120">might </text:span>educators at your organization might face if they <text:span text:style-name="T120">attempt</text:span> this kind of process?</text:p>
        </text:list-item>
        <text:list-item>
          <text:p text:style-name="P313">Amarachi explains that working with an adaptable computer science curriculum is especially important when teaching students who are traditionally underrepresented in the field of computer science. What do you think is the connection between a curriculum<text:span text:style-name="T120">'</text:span>s adaptability and the level of engagement from <text:span text:style-name="T123">underrepresented</text:span> students? <text:span text:style-name="T120">When have you </text:span>experienced, either as an educator or a student, a disconnect between a curriculum and <text:span text:style-name="T123">particular </text:span>student population<text:span text:style-name="T124">s</text:span>?</text:p>
        </text:list-item>
      </text:list>
      <text:h text:style-name="P228" text:outline-level="1"><text:bookmark-start text:name="__RefHeading___Toc588_2023088379"/>Activities<text:bookmark-end text:name="__RefHeading___Toc588_2023088379"/></text:h>
      <text:h text:style-name="P254" text:outline-level="2"><text:bookmark-start text:name="__RefHeading___Toc13371_3512989452"/>Making those (dreaded) faculty meetings transparent, collaborative, and effective<text:bookmark-end text:name="__RefHeading___Toc13371_3512989452"/></text:h>
      <text:p text:style-name="P184"><text:bookmark-start text:name="__RefHeading___Toc1545_2651233811"/>Aria Chernik &amp; Tanner Johnson<text:bookmark-end text:name="__RefHeading___Toc1545_2651233811"/></text:p>
      <text:p text:style-name="P193"><text:span text:style-name="Chapter_20_Type_20_Title"><text:span text:style-name="T40">activity</text:span></text:span></text:p>
      <text:p text:style-name="P193"><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93">Materials <text:span text:style-name="T76">necessary</text:span>: Real-time editable, collaborative document software (such as Google Docs)</text:p>
      <text:p text:style-name="P160">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6"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5254529149663" text:continue-list="list135254759838397"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4" text:note-class="footnote"><text:note-citation>124</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5254269559829"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13525412281304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5253885592174"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4" text:outline-level="2"><text:bookmark-start text:name="__RefHeading___Toc13375_3512989452"/>Digital forensics the open way: A tabletop approach to common scenarios<text:bookmark-end text:name="__RefHeading___Toc13375_3512989452"/></text:h>
      <text:p text:style-name="P174"><text:bookmark-start text:name="__RefHeading___Toc1545_26512338111"/>Denise Ferebee, Carolyn Butler, Dipankar Dasgupta &amp; Marcus Kelly<text:bookmark-end text:name="__RefHeading___Toc1545_26512338111"/></text:p>
      <text:p text:style-name="P193"><text:span text:style-name="Chapter_20_Type_20_Title"><text:span text:style-name="T40">activity</text:span></text:span></text:p>
      <text:p text:style-name="P193"><text:span text:style-name="T27">Time required</text:span>: 3‒8 hours (depending on activity type and audience)</text:p>
      <text:p text:style-name="P193">Materials necessary: Varies (see individual activity descriptions)</text:p>
      <text:p text:style-name="P160">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66"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135253604745106"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4">i</text:span>ntroduce <text:span text:style-name="T82">digital forensics </text:span>skill sets needed, <text:span text:style-name="T84">i</text:span>ntroduce the scenario, <text:span text:style-name="T84">g</text:span>uide the teams through the process <text:span text:style-name="T82">without revealing solutions, and g</text:span>ive teams the ground rules for the game</text:p>
        </text:list-item>
        <text:list-item>
          <text:p text:style-name="List"><text:span text:style-name="Inline_20_Subhead">Participant expectations:</text:span> <text:span text:style-name="T84">a</text:span>ll team members must be willing to actively participate <text:span text:style-name="T84">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4">g</text:span>ame <text:span text:style-name="T84">c</text:span>lue <text:span text:style-name="T84">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4">g</text:span>ame <text:span text:style-name="T84">c</text:span>lue <text:span text:style-name="T84">o</text:span>bjective <text:span text:style-name="T84">(i</text:span>mage <text:span text:style-name="T84">f</text:span>ile <text:span text:style-name="T84">i</text:span>dentification<text:span text:style-name="T84">)</text:span></text:p>
      <text:h text:style-name="P267"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13525372647095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135254725418755"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4">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4">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135254641389589"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5">Step 1</text:span></text:span><text:span text:style-name="Exercise_20_Step">.</text:span> Determine which team is in first, second, and third place.</text:p>
      <text:p text:style-name="Text_20_body"><text:span text:style-name="Exercise_20_Step"><text:span text:style-name="T85">Step </text:span></text:span><text:span text:style-name="Exercise_20_Step">2.</text:span> Validate answers (i.e., passcodes/flags and suspected criminal).</text:p>
      <text:p text:style-name="Text_20_body"><text:span text:style-name="Exercise_20_Step"><text:span text:style-name="T85">Step </text:span></text:span><text:span text:style-name="Exercise_20_Step">3.</text:span> Award prizes.</text:p>
      <text:h text:style-name="P268"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5">i</text:span>ntroduce the scenario, <text:span text:style-name="T85">g</text:span>uide the teams through the <text:soft-page-break/>process <text:span text:style-name="T82">without revealing solutions, g</text:span>ive teams the ground rules for the game, <text:span text:style-name="T85">and i</text:span>ntroduce the concept of roles</text:p>
      <text:p text:style-name="Text_20_body"><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5">g</text:span>ame <text:span text:style-name="T85">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6">g</text:span>ame <text:span text:style-name="T86">c</text:span>lue <text:span text:style-name="T86">o</text:span>bjective <text:span text:style-name="T86">(</text:span>Dropbox<text:span text:style-name="T86">)</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6">g</text:span>ame <text:span text:style-name="T86">c</text:span>lue <text:span text:style-name="T86">o</text:span>bjective <text:span text:style-name="T86">(</text:span>MySQL<text:span text:style-name="T86">)</text:span></text:p>
      <text:h text:style-name="P269" text:outline-level="3">Facilitation steps</text:h>
      <text:h text:style-name="Heading_20_4" text:outline-level="4">Phase 1: Preparation</text:h>
      <text:p text:style-name="P78"><text:span text:style-name="Exercise_20_Step"><text:span text:style-name="T28">Step 1.</text:span></text:span><text:span text:style-name="T28"> Cover background topics on Dropbox content, like:</text:span></text:p>
      <text:list xml:id="list135253461554305"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135253788258459"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135253098969948"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4"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oft-page-break/><text:span text:style-name="Exercise_20_Step"><text:span text:style-name="T28">Step 4.</text:span></text:span><text:span text:style-name="T28"> Discuss how the techniques can be used in other situations outside of the ones covered during the WLCTF.</text:span></text:p>
      <text:p text:style-name="P79"><text:span text:style-name="Exercise_20_Step"><text:span text:style-name="T28">Step 5.</text:span></text:span><text:span text:style-name="T28"> Discuss how the model helped with visualizing and analyzing the situation.</text:span></text:p>
      <text:h text:style-name="P270" text:outline-level="3">Reflection</text:h>
      <text:p text:style-name="P79">We <text:span text:style-name="T111">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5254424249346"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5">i</text:span>ntroduce the scenario, <text:span text:style-name="T85">g</text:span>uide the teams through the process <text:span text:style-name="T82">without revealing solutions, g</text:span>ive teams the ground rules for the game, <text:span text:style-name="T85">and i</text:span>ntroduce the concept of roles</text:p>
        </text:list-item>
        <text:list-item>
          <text:p text:style-name="List"><text:soft-page-break/><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list-item>
      </text:list>
      <text:p text:style-name="Figure_20_Callout">Scenario: AnyCorp has had it<text:span text:style-name="T86">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6">g</text:span>ame <text:span text:style-name="T86">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6">g</text:span>ame <text:span text:style-name="T86">c</text:span>lue <text:span text:style-name="T86">o</text:span>bjective <text:span text:style-name="T86">(e</text:span>mail <text:span text:style-name="T86">h</text:span>eaders<text:span text:style-name="T86">)</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4">Figure <text:span text:style-name="T86">9</text:span>: Example of VRA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69" text:outline-level="3">Facilitation steps</text:h>
      <text:h text:style-name="P335"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135254352998169"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pan text:style-name="Exercise_20_Step"><text:span text:style-name="T28">Step 3.</text:span></text:span><text:span text:style-name="T28"> Provide teams with all the manipulatives used during the game as follows:</text:span></text:p>
      <text:list xml:id="list135253011456313" text:continue-numbering="true" text:style-name="List_20_2">
        <text:list-item>
          <text:p text:style-name="List">VRA game scenario</text:p>
        </text:list-item>
        <text:list-item>
          <text:p text:style-name="List"><text:span text:style-name="T88">c</text:span>haracter cards</text:p>
        </text:list-item>
        <text:list-item>
          <text:p text:style-name="List"><text:span text:style-name="T88">c</text:span>lue worksheets</text:p>
        </text:list-item>
        <text:list-item>
          <text:p text:style-name="List"><text:span text:style-name="T88">r</text:span>ole descriptions for each team member</text:p>
        </text:list-item>
        <text:list-item>
          <text:p text:style-name="List"><text:span text:style-name="T88">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6"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71"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7">Dr. Denise Ferebee is an assistant professor of Computer Science and the Director of the Center of Cybersecurity at LeMoyne-Owen College. She is a published scholar with both academi<text:span text:style-name="T89">c</text:span> and industry experience in the areas of cybersecurity, data analysis, programming, and system administration.</text:p>
      <text:p text:style-name="P127">Carolyn Butler works as a Project Coordinator for the Center for Information Assurance (CfIA), where she leads the CfIA team in cybersecurity training initiatives and instructional design processes.</text:p>
      <text:p text:style-name="P12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7">Marcus Kelly is a recent graduate of LeMoyne-Owen College where he received a Bachelor of Science in Computer Science.</text:p>
      <text:h text:style-name="P255" text:outline-level="2"><text:bookmark-start text:name="__RefHeading___Toc13379_3512989452"/>How to collect feedback from your students (or, how to assess the sting of teenage rejection)<text:bookmark-end text:name="__RefHeading___Toc13379_3512989452"/></text:h>
      <text:p text:style-name="P182"><text:bookmark-start text:name="__RefHeading___Toc1545_26512338112"/>Charlie Reisinger<text:bookmark-end text:name="__RefHeading___Toc1545_26512338112"/></text:p>
      <text:p text:style-name="P193"><text:span text:style-name="Chapter_20_Type_20_Title"><text:span text:style-name="T40">activity</text:span></text:span></text:p>
      <text:p text:style-name="P193"><text:span text:style-name="T27">Time required</text:span>: <text:span text:style-name="T61">60‒90 minutes</text:span></text:p>
      <text:p text:style-name="P193">Materials <text:span text:style-name="T27">necessary</text:span>: Red and green paper sticky dots, a color printer or copier, a whiteboard <text:span text:style-name="T61">with </text:span>dry erase markers</text:p>
      <text:p text:style-name="P16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6" text:outline-level="3">Facilitation steps</text:h>
      <text:h text:style-name="P337"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7"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35253648784063"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1" text:outline-level="2"><text:bookmark-start text:name="__RefHeading___Toc2784_4119693890"/>Performing the collaborative dilemma<text:bookmark-end text:name="__RefHeading___Toc2784_4119693890"/></text:h>
      <text:p text:style-name="P163"><text:bookmark-start text:name="__RefHeading___Toc11456_253755796911"/>Gina Likins<text:bookmark-end text:name="__RefHeading___Toc11456_253755796911"/></text:p>
      <text:p text:style-name="P193"><text:span text:style-name="Chapter_20_Type_20_Title"><text:span text:style-name="T41">Activity</text:span></text:span></text:p>
      <text:p text:style-name="P191"><text:span text:style-name="T23">Estimated time to complete</text:span>: <text:span text:style-name="T29">30‒60 minutes (add 15‒20 minutes if using the bonus decision framework discussion module)</text:span></text:p>
      <text:p text:style-name="P191"><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43">I wanted groups to experience open source values in a very concrete, hands-on way—so I created a game called "Candy or Swag,"<text:note text:id="ftn131" text:note-class="footnote"><text:note-citation>131</text:note-citation><text:note-body><text:p text:style-name="P9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35254710879723"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35254851887717" text:continue-list="list135254478597612"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4">Everyone</text:p>
          </table:table-cell>
          <table:table-cell table:style-name="Table1.C2" office:value-type="string">
            <text:p text:style-name="P194">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4">No one</text:p>
          </table:table-cell>
          <table:table-cell table:style-name="Table1.C2" office:value-type="string">
            <text:p text:style-name="P194">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35254816993346" text:continue-list="list135254851887717"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5">10</text:span></text:span><text:span text:style-name="Exercise_20_Step">.</text:span> Say <text:span text:style-name="T16">"Go."</text:span></text:p>
      <text:p text:style-name="P31"><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1"><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18">For example</text:span>:</text:p>
      <text:list xml:id="list135254526950811" text:continue-list="list135254710879723"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135254597714725"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135254270095328" text:continue-list="list13525481699334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6">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8">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6" text:note-class="footnote"><text:note-citation>136</text:note-citation><text:note-body><text:p text:style-name="Footnote">Brainstorming other ways of solving this problem is also fun and worth the time, if you have it.</text:p></text:note-body></text:note></text:p>
      <text:list xml:id="list135252958263024" text:continue-list="list135254270095328"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6">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6">a </text:span>participant who <text:span text:style-name="T106">was </text:span>in a wheelchair.</text:p>
      <text:p text:style-name="Text_20_body"><text:span text:style-name="Exercise_20_Step"><text:span text:style-name="T79">Step 3.</text:span></text:span> Explain that this issue—how representative the "training data set<text:span text:style-name="T106">"</text:span> is of the entire data set—is a current issue for machine learning. <text:span text:style-name="T79">I</text:span>f the data aren't representative, <text:span text:style-name="T79">"</text:span>sample bias<text:span text:style-name="T79">"</text:span> is introduced.</text:p>
      <text:p text:style-name="P73"><text:span text:style-name="Exercise_20_Step">Step 4.</text:span> Ask participants to reflect on how sample bias might affect machine learning. <text:span text:style-name="T106">For example, ask them to consider what would happen if:</text:span></text:p>
      <text:list xml:id="list135253985915471" text:continue-list="list135254597714725"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7">from </text:span>Candy or Swag</text:h>
      <text:p text:style-name="P31">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135252945678972"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6">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4">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6" text:outline-level="2"><text:bookmark-start text:name="__RefHeading___Toc13015_2537557969"/>Open organizations on Mars<text:bookmark-end text:name="__RefHeading___Toc13015_2537557969"/></text:h>
      <text:p text:style-name="P164"><text:bookmark-start text:name="__RefHeading___Toc13017_2537557969"/>Heidi Ellis<text:bookmark-end text:name="__RefHeading___Toc13017_2537557969"/></text:p>
      <text:p text:style-name="Callout"><text:span text:style-name="Chapter_20_Type_20_Title">Exercise</text:span></text:p>
      <text:p text:style-name="P192"><text:span text:style-name="T23">Estimated time to complete</text:span>: <text:span text:style-name="T33">90 minutes</text:span></text:p>
      <text:p text:style-name="P192"><text:span text:style-name="T23">Materials needed</text:span>: <text:span text:style-name="T34">The Open Organization Maturity Model, score cards, writing utensils, notepads, and paper</text:span></text:p>
      <text:p text:style-name="P144">Those who are new to the idea of open organizations (and open source in general) may have <text:span text:style-name="T146">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1">This exercise allows participants to <text:span text:style-name="T146">design</text:span> their own communities and evaluate <text:span text:style-name="T146">those communities </text:span>with respect to the Open Organization Maturity Model.<text:note text:id="ftn14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2"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7">'</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35253456658777"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ext:span text:style-name="T147">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3525441390475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7" text:outline-level="2"><text:bookmark-start text:name="__RefHeading___Toc6122_4096846065"/>Afterword<text:bookmark-end text:name="__RefHeading___Toc6122_4096846065"/></text:h>
      <text:p text:style-name="P189"><text:bookmark-start text:name="__RefHeading___Toc394_21209807161"/>Ben Owens<text:bookmark-end text:name="__RefHeading___Toc394_21209807161"/></text:p>
      <text:p text:style-name="P161">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38">chapters</text:span> in this book <text:span text:style-name="T139">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2" text:outline-level="2"/>
      <text:h text:style-name="P225" text:outline-level="1"><text:bookmark-start text:name="__RefHeading___Toc822_1232125672"/>Appendix<text:bookmark-end text:name="__RefHeading___Toc822_1232125672"/></text:h>
      <text:h text:style-name="P258" text:outline-level="2"><text:bookmark-start text:name="__RefHeading___Toc13383_3512989452"/>The Open Organization Definition<text:bookmark-end text:name="__RefHeading___Toc13383_3512989452"/></text:h>
      <text:p text:style-name="P175"><text:bookmark-start text:name="__RefHeading___Toc5173_772903223"/>The Open Organization Ambassadors<text:bookmark-end text:name="__RefHeading___Toc5173_772903223"/></text:p>
      <text:h text:style-name="P273"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5253635500016"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804742808" text:style-name="L2">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h text:style-name="P273"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3"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990595068" text:style-name="L3">
        <text:list-item>
          <text:p text:style-name="P220">Everyone working on a project or initiative has access to all pertinent materials by default.</text:p>
        </text:list-item>
        <text:list-item>
          <text:p text:style-name="P220">People willingly disclose their work, invite participation on projects before those projects are complete and/or "final," and respond positively to request for additional details.</text:p>
        </text:list-item>
        <text:list-item>
          <text:p text:style-name="P220">People affected by decisions can access and review the processes and arguments that lead to those decisions, and they can comment on and respond to them.</text:p>
        </text:list-item>
        <text:list-item>
          <text:p text:style-name="P220"><text:soft-page-break/>Leaders encourage others to tell stories about both their failures and their successes without fear of repercussion; associates are forthcoming about both.</text:p>
        </text:list-item>
        <text:list-item>
          <text:p text:style-name="P220">People value both success and failures for the lessons they provide.</text:p>
        </text:list-item>
        <text:list-item>
          <text:p text:style-name="P220">Goals are public and explicit, and people working on projects clearly indicate roles and responsibilities to enhance accountability.</text:p>
        </text:list-item>
      </text:list>
      <text:h text:style-name="P273"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449801881" text:style-name="L4">
        <text:list-item>
          <text:p text:style-name="P221">Technical channels and social norms for encouraging diverse points of view are well-established and obvious.</text:p>
        </text:list-item>
        <text:list-item>
          <text:p text:style-name="P221">Protocols and procedures for participation are clear, widely available, and acknowledged, allowing for constructive inclusion of diverse perspectives.</text:p>
        </text:list-item>
        <text:list-item>
          <text:p text:style-name="P221">The organization features multiple channels and/or methods for receiving feedback in order to accommodate people's preferences.</text:p>
        </text:list-item>
        <text:list-item>
          <text:p text:style-name="P221">Leaders regularly assess and respond to feedback they receive, and cultivate a culture that encourages frequent dialog regarding this feedback.</text:p>
        </text:list-item>
        <text:list-item>
          <text:p text:style-name="P221">Leaders are conscious of voices not present in dialog and actively seek to include or incorporate them.</text:p>
        </text:list-item>
        <text:list-item>
          <text:p text:style-name="P221">People feel a duty to voice opinions on issues relevant to their work or about which they are passionate.</text:p>
        </text:list-item>
        <text:list-item>
          <text:p text:style-name="P221"><text:soft-page-break/>People work transparently and share materials via common standards and/or agreed-upon platforms that do not prevent others from accessing or modifying them.</text:p>
        </text:list-item>
      </text:list>
      <text:h text:style-name="P273"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3042432514" text:style-name="L5">
        <text:list-item>
          <text:p text:style-name="P222">Feedback mechanisms are accessible both to members of the organization and to outside members, who can offer suggestions.</text:p>
        </text:list-item>
        <text:list-item>
          <text:p text:style-name="P222">Feedback mechanisms allow and encourage peers to assist one another without managerial oversight, if necessary.</text:p>
        </text:list-item>
        <text:list-item>
          <text:p text:style-name="P222">Leaders work to ensure that feedback loops genuinely and materially impact the ways people in the organization operate.</text:p>
        </text:list-item>
        <text:list-item>
          <text:p text:style-name="P222">Processes for collective problem solving, collaborative decision making, and continuous learning are in place, and the organization rewards both personal and team learning to reinforce a growth mindset.</text:p>
        </text:list-item>
        <text:list-item>
          <text:p text:style-name="P222">People tend to understand the context for the changes they're making or experiencing.</text:p>
        </text:list-item>
        <text:list-item>
          <text:p text:style-name="P222">People are not afraid to make mistakes, yet projects and teams are comfortable adapting their pre-existing work to project-specific contexts in order to avoid repeated failures.</text:p>
        </text:list-item>
      </text:list>
      <text:h text:style-name="P273"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680463664" text:style-name="L6">
        <text:list-item>
          <text:p text:style-name="P223">People tend to believe that working together produces better results.</text:p>
        </text:list-item>
        <text:list-item>
          <text:p text:style-name="P223">People tend to begin work collaboratively, rather than "add collaboration" after they've each completed individual components of work.</text:p>
        </text:list-item>
        <text:list-item>
          <text:p text:style-name="P223">People tend to engage partners outside their immediate teams when undertaking new projects.</text:p>
        </text:list-item>
        <text:list-item>
          <text:p text:style-name="P223">Work produced collaboratively is easily available internally for others to build upon.</text:p>
        </text:list-item>
        <text:list-item>
          <text:p text:style-name="P223">Work produced collaboratively is available externally for creators outside the organization to use in potentially unforeseen ways.</text:p>
        </text:list-item>
        <text:list-item>
          <text:p text:style-name="P223">People can discover, provide feedback on, and join work in progress easily—and are welcomed to do so.</text:p>
        </text:list-item>
      </text:list>
      <text:h text:style-name="P274"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234338696" text:style-name="L7">
        <text:list-item>
          <text:p text:style-name="P224">Shared values and principles that inform decision-making and assessment processes are clear and obvious to members.</text:p>
        </text:list-item>
        <text:list-item>
          <text:p text:style-name="P224"><text:soft-page-break/>People feel equipped and empowered to make meaningful contributions to collaborative work.</text:p>
        </text:list-item>
        <text:list-item>
          <text:p text:style-name="P224">Leaders mentor others and demonstrate strong accountability to the group by modeling shared values and principles.</text:p>
        </text:list-item>
        <text:list-item>
          <text:p text:style-name="P298">People have a common language and work together to ensure that ideas do not get "lost in translation," and they are comfortable sharing their knowledge and stories to further the group's work.</text:p>
        </text:list-item>
      </text:list>
      <text:p text:style-name="P123">Version <text:span text:style-name="T21">2</text:span>.0<text:line-break/><text:span text:style-name="T21">April</text:span> 201<text:span text:style-name="T21">7</text:span><text:line-break/><text:span text:style-name="T22">github.com/open-organization-ambassadors/open-org-definition</text:span></text:p>
      <text:p text:style-name="P217"/>
      <text:h text:style-name="P225" text:outline-level="1"><text:bookmark-start text:name="__RefHeading___Toc842_1232125672"/>Learn More<text:bookmark-end text:name="__RefHeading___Toc842_1232125672"/></text:h>
      <text:h text:style-name="P259" text:outline-level="2"><text:bookmark-start text:name="__RefHeading___Toc2382_190016556"/>Additional resources<text:bookmark-end text:name="__RefHeading___Toc2382_190016556"/></text:h>
      <text:h text:style-name="P275"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75"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5"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0" text:outline-level="2"><text:bookmark-start text:name="__RefHeading___Toc13385_3512989452"/>Get involved<text:bookmark-end text:name="__RefHeading___Toc13385_3512989452"/></text:h>
      <text:h text:style-name="P266"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6"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7"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0H43M19S</meta:editing-duration>
    <meta:editing-cycles>1003</meta:editing-cycles>
    <dc:title>Open Organization Book</dc:title>
    <dc:date>2019-08-12T13:52:52.292290254</dc:date>
    <meta:document-statistic meta:table-count="4" meta:image-count="1" meta:object-count="0" meta:page-count="249" meta:paragraph-count="1707" meta:word-count="58049" meta:character-count="376870" meta:non-whitespace-character-count="321005"/>
    <meta:template xlink:type="simple" xlink:actuate="onRequest" xlink:title="Open Organization Book" xlink:href="../../../../.config/libreoffice/4/user/template/Open%20Organization%20Book.ott" meta:date="2017-03-02T13:55:41.957328267"/>
  </office:meta>
</office:document-meta>
</file>